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3406in" svg:y="0.1236in">
            <draw:object draw:notify-on-update-of-ranges="Sheet1.B1:Sheet1.B1 Sheet1.B2:Sheet1.B7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#Time (us) </text:p>
          </table:table-cell>
          <table:table-cell office:value-type="string">
            <text:p><text:s/>Current (mA) </text:p>
          </table:table-cell>
          <table:table-cell office:value-type="string">
            <text:p><text:s/>Voltage (V) </text:p>
          </table:table-cell>
          <table:table-cell office:value-type="string">
            <text:p><text:s/>PC </text:p>
          </table:table-cell>
          <table:table-cell office:value-type="string">
            <text:p><text:s/>IRQ </text:p>
          </table:table-cell>
          <table:table-cell table:number-columns-repeated="3"/>
        </table:table-row>
        <table:table-row table:style-name="ro1">
          <table:table-cell office:value-type="float" office:value="2407187000">
            <text:p>2407187000</text:p>
          </table:table-cell>
          <table:table-cell office:value-type="float" office:value="1.21453">
            <text:p>1.21453</text:p>
          </table:table-cell>
          <table:table-cell office:value-type="float" office:value="3.29643">
            <text:p>3.2964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08000">
            <text:p>2407208000</text:p>
          </table:table-cell>
          <table:table-cell office:value-type="float" office:value="1.26444">
            <text:p>1.26444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29000">
            <text:p>2407229000</text:p>
          </table:table-cell>
          <table:table-cell office:value-type="float" office:value="1.21453">
            <text:p>1.2145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50000">
            <text:p>2407250000</text:p>
          </table:table-cell>
          <table:table-cell office:value-type="float" office:value="1.19748">
            <text:p>1.19748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71000">
            <text:p>2407271000</text:p>
          </table:table-cell>
          <table:table-cell office:value-type="float" office:value="1.21818">
            <text:p>1.21818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292000">
            <text:p>2407292000</text:p>
          </table:table-cell>
          <table:table-cell office:value-type="float" office:value="1.19992">
            <text:p>1.199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13000">
            <text:p>2407313000</text:p>
          </table:table-cell>
          <table:table-cell office:value-type="float" office:value="1.17679">
            <text:p>1.17679</text:p>
          </table:table-cell>
          <table:table-cell office:value-type="float" office:value="3.29651">
            <text:p>3.2965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34000">
            <text:p>2407334000</text:p>
          </table:table-cell>
          <table:table-cell office:value-type="float" office:value="1.19018">
            <text:p>1.19018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55000">
            <text:p>2407355000</text:p>
          </table:table-cell>
          <table:table-cell office:value-type="float" office:value="1.16705">
            <text:p>1.1670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76000">
            <text:p>2407376000</text:p>
          </table:table-cell>
          <table:table-cell office:value-type="float" office:value="1.20722">
            <text:p>1.2072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397000">
            <text:p>2407397000</text:p>
          </table:table-cell>
          <table:table-cell office:value-type="float" office:value="1.21696">
            <text:p>1.2169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18000">
            <text:p>2407418000</text:p>
          </table:table-cell>
          <table:table-cell office:value-type="float" office:value="1.19992">
            <text:p>1.1999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39000">
            <text:p>2407439000</text:p>
          </table:table-cell>
          <table:table-cell office:value-type="float" office:value="1.17679">
            <text:p>1.17679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60000">
            <text:p>2407460000</text:p>
          </table:table-cell>
          <table:table-cell office:value-type="float" office:value="1.1987">
            <text:p>1.198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481000">
            <text:p>2407481000</text:p>
          </table:table-cell>
          <table:table-cell office:value-type="float" office:value="1.20966">
            <text:p>1.2096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01000">
            <text:p>2407501000</text:p>
          </table:table-cell>
          <table:table-cell office:value-type="float" office:value="1.20722">
            <text:p>1.2072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22000">
            <text:p>2407522000</text:p>
          </table:table-cell>
          <table:table-cell office:value-type="float" office:value="3.0748">
            <text:p>3.0748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43000">
            <text:p>2407543000</text:p>
          </table:table-cell>
          <table:table-cell office:value-type="float" office:value="3.21116">
            <text:p>3.2111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64000">
            <text:p>2407564000</text:p>
          </table:table-cell>
          <table:table-cell office:value-type="float" office:value="3.04436">
            <text:p>3.044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585000">
            <text:p>2407585000</text:p>
          </table:table-cell>
          <table:table-cell office:value-type="float" office:value="3.33899">
            <text:p>3.3389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606000">
            <text:p>2407606000</text:p>
          </table:table-cell>
          <table:table-cell office:value-type="float" office:value="3.12472">
            <text:p>3.12472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627000">
            <text:p>2407627000</text:p>
          </table:table-cell>
          <table:table-cell office:value-type="float" office:value="3.05532">
            <text:p>3.0553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648000">
            <text:p>2407648000</text:p>
          </table:table-cell>
          <table:table-cell office:value-type="float" office:value="3.02854">
            <text:p>3.0285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playing</text:p>
          </table:table-cell>
          <table:table-cell table:formula="of:=AVERAGE([.B18:.B612])" office:value-type="float" office:value="2.98011097478992">
            <text:p>2.9801109748</text:p>
          </table:table-cell>
        </table:table-row>
        <table:table-row table:style-name="ro1">
          <table:table-cell office:value-type="float" office:value="2407669000">
            <text:p>2407669000</text:p>
          </table:table-cell>
          <table:table-cell office:value-type="float" office:value="2.95427">
            <text:p>2.954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verage idle</text:p>
          </table:table-cell>
          <table:table-cell table:formula="of:=AVERAGE([.B614:.B779])" office:value-type="float" office:value="1.21279947712418">
            <text:p>1.2127994771</text:p>
          </table:table-cell>
        </table:table-row>
        <table:table-row table:style-name="ro1">
          <table:table-cell office:value-type="float" office:value="2407690000">
            <text:p>2407690000</text:p>
          </table:table-cell>
          <table:table-cell office:value-type="float" office:value="3.0468">
            <text:p>3.046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11000">
            <text:p>2407711000</text:p>
          </table:table-cell>
          <table:table-cell office:value-type="float" office:value="2.79235">
            <text:p>2.7923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32000">
            <text:p>2407732000</text:p>
          </table:table-cell>
          <table:table-cell office:value-type="float" office:value="2.90801">
            <text:p>2.9080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52000">
            <text:p>2407752000</text:p>
          </table:table-cell>
          <table:table-cell office:value-type="float" office:value="2.96158">
            <text:p>2.96158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73000">
            <text:p>2407773000</text:p>
          </table:table-cell>
          <table:table-cell office:value-type="float" office:value="3.16002">
            <text:p>3.16002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794000">
            <text:p>2407794000</text:p>
          </table:table-cell>
          <table:table-cell office:value-type="float" office:value="2.9494">
            <text:p>2.949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15000">
            <text:p>2407815000</text:p>
          </table:table-cell>
          <table:table-cell office:value-type="float" office:value="2.99201">
            <text:p>2.99201</text:p>
          </table:table-cell>
          <table:table-cell office:value-type="float" office:value="3.29926">
            <text:p>3.299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36000">
            <text:p>2407836000</text:p>
          </table:table-cell>
          <table:table-cell office:value-type="float" office:value="3.18194">
            <text:p>3.1819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57000">
            <text:p>2407857000</text:p>
          </table:table-cell>
          <table:table-cell office:value-type="float" office:value="2.94818">
            <text:p>2.9481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78000">
            <text:p>2407878000</text:p>
          </table:table-cell>
          <table:table-cell office:value-type="float" office:value="2.89705">
            <text:p>2.8970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899000">
            <text:p>2407899000</text:p>
          </table:table-cell>
          <table:table-cell office:value-type="float" office:value="2.77044">
            <text:p>2.77044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20000">
            <text:p>2407920000</text:p>
          </table:table-cell>
          <table:table-cell office:value-type="float" office:value="3.03584">
            <text:p>3.0358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41000">
            <text:p>2407941000</text:p>
          </table:table-cell>
          <table:table-cell office:value-type="float" office:value="2.77165">
            <text:p>2.7716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62000">
            <text:p>2407962000</text:p>
          </table:table-cell>
          <table:table-cell office:value-type="float" office:value="2.90192">
            <text:p>2.90192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7983000">
            <text:p>2407983000</text:p>
          </table:table-cell>
          <table:table-cell office:value-type="float" office:value="3.00054">
            <text:p>3.00054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04000">
            <text:p>2408004000</text:p>
          </table:table-cell>
          <table:table-cell office:value-type="float" office:value="3.22698">
            <text:p>3.2269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25000">
            <text:p>2408025000</text:p>
          </table:table-cell>
          <table:table-cell office:value-type="float" office:value="2.97497">
            <text:p>2.97497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46000">
            <text:p>2408046000</text:p>
          </table:table-cell>
          <table:table-cell office:value-type="float" office:value="2.97497">
            <text:p>2.974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67000">
            <text:p>2408067000</text:p>
          </table:table-cell>
          <table:table-cell office:value-type="float" office:value="2.80453">
            <text:p>2.80453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088000">
            <text:p>2408088000</text:p>
          </table:table-cell>
          <table:table-cell office:value-type="float" office:value="2.96766">
            <text:p>2.9676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09000">
            <text:p>2408109000</text:p>
          </table:table-cell>
          <table:table-cell office:value-type="float" office:value="2.74">
            <text:p>2.7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30000">
            <text:p>2408130000</text:p>
          </table:table-cell>
          <table:table-cell office:value-type="float" office:value="2.79235">
            <text:p>2.7923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51000">
            <text:p>2408151000</text:p>
          </table:table-cell>
          <table:table-cell office:value-type="float" office:value="2.88366">
            <text:p>2.8836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72000">
            <text:p>2408172000</text:p>
          </table:table-cell>
          <table:table-cell office:value-type="float" office:value="3.06993">
            <text:p>3.0699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193000">
            <text:p>2408193000</text:p>
          </table:table-cell>
          <table:table-cell office:value-type="float" office:value="3.19289">
            <text:p>3.1928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14000">
            <text:p>2408214000</text:p>
          </table:table-cell>
          <table:table-cell office:value-type="float" office:value="2.97862">
            <text:p>2.9786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35000">
            <text:p>2408235000</text:p>
          </table:table-cell>
          <table:table-cell office:value-type="float" office:value="3.01393">
            <text:p>3.013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56000">
            <text:p>2408256000</text:p>
          </table:table-cell>
          <table:table-cell office:value-type="float" office:value="3.02975">
            <text:p>3.0297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77000">
            <text:p>2408277000</text:p>
          </table:table-cell>
          <table:table-cell office:value-type="float" office:value="2.83009">
            <text:p>2.830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298000">
            <text:p>2408298000</text:p>
          </table:table-cell>
          <table:table-cell office:value-type="float" office:value="2.95305">
            <text:p>2.9530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19000">
            <text:p>2408319000</text:p>
          </table:table-cell>
          <table:table-cell office:value-type="float" office:value="2.80331">
            <text:p>2.8033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40000">
            <text:p>2408340000</text:p>
          </table:table-cell>
          <table:table-cell office:value-type="float" office:value="3.02123">
            <text:p>3.0212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61000">
            <text:p>2408361000</text:p>
          </table:table-cell>
          <table:table-cell office:value-type="float" office:value="3.02975">
            <text:p>3.02975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382000">
            <text:p>2408382000</text:p>
          </table:table-cell>
          <table:table-cell office:value-type="float" office:value="3.1722">
            <text:p>3.1722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03000">
            <text:p>2408403000</text:p>
          </table:table-cell>
          <table:table-cell office:value-type="float" office:value="3.00419">
            <text:p>3.0041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24000">
            <text:p>2408424000</text:p>
          </table:table-cell>
          <table:table-cell office:value-type="float" office:value="3.25864">
            <text:p>3.2586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45000">
            <text:p>2408445000</text:p>
          </table:table-cell>
          <table:table-cell office:value-type="float" office:value="2.84105">
            <text:p>2.8410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66000">
            <text:p>2408466000</text:p>
          </table:table-cell>
          <table:table-cell office:value-type="float" office:value="3.14298">
            <text:p>3.1429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487000">
            <text:p>2408487000</text:p>
          </table:table-cell>
          <table:table-cell office:value-type="float" office:value="2.96036">
            <text:p>2.960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08000">
            <text:p>2408508000</text:p>
          </table:table-cell>
          <table:table-cell office:value-type="float" office:value="2.88853">
            <text:p>2.8885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29000">
            <text:p>2408529000</text:p>
          </table:table-cell>
          <table:table-cell office:value-type="float" office:value="2.99567">
            <text:p>2.9956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50000">
            <text:p>2408550000</text:p>
          </table:table-cell>
          <table:table-cell office:value-type="float" office:value="2.98714">
            <text:p>2.9871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71000">
            <text:p>2408571000</text:p>
          </table:table-cell>
          <table:table-cell office:value-type="float" office:value="3.01149">
            <text:p>3.01149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592000">
            <text:p>2408592000</text:p>
          </table:table-cell>
          <table:table-cell office:value-type="float" office:value="2.96401">
            <text:p>2.96401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13000">
            <text:p>2408613000</text:p>
          </table:table-cell>
          <table:table-cell office:value-type="float" office:value="2.76922">
            <text:p>2.7692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34000">
            <text:p>2408634000</text:p>
          </table:table-cell>
          <table:table-cell office:value-type="float" office:value="2.8374">
            <text:p>2.8374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55000">
            <text:p>2408655000</text:p>
          </table:table-cell>
          <table:table-cell office:value-type="float" office:value="3.01758">
            <text:p>3.0175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76000">
            <text:p>2408676000</text:p>
          </table:table-cell>
          <table:table-cell office:value-type="float" office:value="2.96888">
            <text:p>2.9688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697000">
            <text:p>2408697000</text:p>
          </table:table-cell>
          <table:table-cell office:value-type="float" office:value="2.97862">
            <text:p>2.9786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18000">
            <text:p>2408718000</text:p>
          </table:table-cell>
          <table:table-cell office:value-type="float" office:value="2.78261">
            <text:p>2.7826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39000">
            <text:p>2408739000</text:p>
          </table:table-cell>
          <table:table-cell office:value-type="float" office:value="2.93845">
            <text:p>2.938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59000">
            <text:p>2408759000</text:p>
          </table:table-cell>
          <table:table-cell office:value-type="float" office:value="2.82157">
            <text:p>2.8215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780000">
            <text:p>2408780000</text:p>
          </table:table-cell>
          <table:table-cell office:value-type="float" office:value="2.91531">
            <text:p>2.9153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01000">
            <text:p>2408801000</text:p>
          </table:table-cell>
          <table:table-cell office:value-type="float" office:value="2.95062">
            <text:p>2.9506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22000">
            <text:p>2408822000</text:p>
          </table:table-cell>
          <table:table-cell office:value-type="float" office:value="3.28542">
            <text:p>3.2854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43000">
            <text:p>2408843000</text:p>
          </table:table-cell>
          <table:table-cell office:value-type="float" office:value="2.82157">
            <text:p>2.8215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64000">
            <text:p>2408864000</text:p>
          </table:table-cell>
          <table:table-cell office:value-type="float" office:value="3.34142">
            <text:p>3.3414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885000">
            <text:p>2408885000</text:p>
          </table:table-cell>
          <table:table-cell office:value-type="float" office:value="3.04315">
            <text:p>3.04315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06000">
            <text:p>2408906000</text:p>
          </table:table-cell>
          <table:table-cell office:value-type="float" office:value="3.08698">
            <text:p>3.0869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27000">
            <text:p>2408927000</text:p>
          </table:table-cell>
          <table:table-cell office:value-type="float" office:value="2.97862">
            <text:p>2.97862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48000">
            <text:p>2408948000</text:p>
          </table:table-cell>
          <table:table-cell office:value-type="float" office:value="3.23794">
            <text:p>3.2379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69000">
            <text:p>2408969000</text:p>
          </table:table-cell>
          <table:table-cell office:value-type="float" office:value="3.02123">
            <text:p>3.02123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8989000">
            <text:p>2408989000</text:p>
          </table:table-cell>
          <table:table-cell office:value-type="float" office:value="3.21724">
            <text:p>3.2172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10000">
            <text:p>2409010000</text:p>
          </table:table-cell>
          <table:table-cell office:value-type="float" office:value="2.95184">
            <text:p>2.95184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31000">
            <text:p>2409031000</text:p>
          </table:table-cell>
          <table:table-cell office:value-type="float" office:value="2.83131">
            <text:p>2.8313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52000">
            <text:p>2409052000</text:p>
          </table:table-cell>
          <table:table-cell office:value-type="float" office:value="2.96279">
            <text:p>2.96279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73000">
            <text:p>2409073000</text:p>
          </table:table-cell>
          <table:table-cell office:value-type="float" office:value="2.79844">
            <text:p>2.7984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094000">
            <text:p>2409094000</text:p>
          </table:table-cell>
          <table:table-cell office:value-type="float" office:value="2.80574">
            <text:p>2.8057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15000">
            <text:p>2409115000</text:p>
          </table:table-cell>
          <table:table-cell office:value-type="float" office:value="2.7887">
            <text:p>2.78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36000">
            <text:p>2409136000</text:p>
          </table:table-cell>
          <table:table-cell office:value-type="float" office:value="3.03462">
            <text:p>3.03462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57000">
            <text:p>2409157000</text:p>
          </table:table-cell>
          <table:table-cell office:value-type="float" office:value="2.93845">
            <text:p>2.9384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78000">
            <text:p>2409178000</text:p>
          </table:table-cell>
          <table:table-cell office:value-type="float" office:value="2.83496">
            <text:p>2.83496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199000">
            <text:p>2409199000</text:p>
          </table:table-cell>
          <table:table-cell office:value-type="float" office:value="3.02123">
            <text:p>3.0212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20000">
            <text:p>2409220000</text:p>
          </table:table-cell>
          <table:table-cell office:value-type="float" office:value="3.23307">
            <text:p>3.2330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40000">
            <text:p>2409240000</text:p>
          </table:table-cell>
          <table:table-cell office:value-type="float" office:value="3.00662">
            <text:p>3.0066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61000">
            <text:p>2409261000</text:p>
          </table:table-cell>
          <table:table-cell office:value-type="float" office:value="3.3122">
            <text:p>3.312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282000">
            <text:p>2409282000</text:p>
          </table:table-cell>
          <table:table-cell office:value-type="float" office:value="2.93845">
            <text:p>2.9384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03000">
            <text:p>2409303000</text:p>
          </table:table-cell>
          <table:table-cell office:value-type="float" office:value="3.00662">
            <text:p>3.0066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24000">
            <text:p>2409324000</text:p>
          </table:table-cell>
          <table:table-cell office:value-type="float" office:value="2.9701">
            <text:p>2.970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45000">
            <text:p>2409345000</text:p>
          </table:table-cell>
          <table:table-cell office:value-type="float" office:value="3.0468">
            <text:p>3.046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66000">
            <text:p>2409366000</text:p>
          </table:table-cell>
          <table:table-cell office:value-type="float" office:value="2.93723">
            <text:p>2.9372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387000">
            <text:p>2409387000</text:p>
          </table:table-cell>
          <table:table-cell office:value-type="float" office:value="2.95914">
            <text:p>2.9591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08000">
            <text:p>2409408000</text:p>
          </table:table-cell>
          <table:table-cell office:value-type="float" office:value="2.93845">
            <text:p>2.9384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29000">
            <text:p>2409429000</text:p>
          </table:table-cell>
          <table:table-cell office:value-type="float" office:value="3.02001">
            <text:p>3.0200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50000">
            <text:p>2409450000</text:p>
          </table:table-cell>
          <table:table-cell office:value-type="float" office:value="3.03706">
            <text:p>3.0370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71000">
            <text:p>2409471000</text:p>
          </table:table-cell>
          <table:table-cell office:value-type="float" office:value="3.03584">
            <text:p>3.0358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492000">
            <text:p>2409492000</text:p>
          </table:table-cell>
          <table:table-cell office:value-type="float" office:value="3.27203">
            <text:p>3.2720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13000">
            <text:p>2409513000</text:p>
          </table:table-cell>
          <table:table-cell office:value-type="float" office:value="2.78748">
            <text:p>2.78748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34000">
            <text:p>2409534000</text:p>
          </table:table-cell>
          <table:table-cell office:value-type="float" office:value="3.02001">
            <text:p>3.0200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55000">
            <text:p>2409555000</text:p>
          </table:table-cell>
          <table:table-cell office:value-type="float" office:value="2.95184">
            <text:p>2.9518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76000">
            <text:p>2409576000</text:p>
          </table:table-cell>
          <table:table-cell office:value-type="float" office:value="3.02854">
            <text:p>3.0285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597000">
            <text:p>2409597000</text:p>
          </table:table-cell>
          <table:table-cell office:value-type="float" office:value="2.99201">
            <text:p>2.9920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18000">
            <text:p>2409618000</text:p>
          </table:table-cell>
          <table:table-cell office:value-type="float" office:value="3.32316">
            <text:p>3.32316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39000">
            <text:p>2409639000</text:p>
          </table:table-cell>
          <table:table-cell office:value-type="float" office:value="2.93601">
            <text:p>2.9360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60000">
            <text:p>2409660000</text:p>
          </table:table-cell>
          <table:table-cell office:value-type="float" office:value="3.32316">
            <text:p>3.3231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681000">
            <text:p>2409681000</text:p>
          </table:table-cell>
          <table:table-cell office:value-type="float" office:value="2.93601">
            <text:p>2.9360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02000">
            <text:p>2409702000</text:p>
          </table:table-cell>
          <table:table-cell office:value-type="float" office:value="2.77165">
            <text:p>2.7716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23000">
            <text:p>2409723000</text:p>
          </table:table-cell>
          <table:table-cell office:value-type="float" office:value="2.78018">
            <text:p>2.78018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44000">
            <text:p>2409744000</text:p>
          </table:table-cell>
          <table:table-cell office:value-type="float" office:value="3.14663">
            <text:p>3.14663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65000">
            <text:p>2409765000</text:p>
          </table:table-cell>
          <table:table-cell office:value-type="float" office:value="2.97497">
            <text:p>2.974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786000">
            <text:p>2409786000</text:p>
          </table:table-cell>
          <table:table-cell office:value-type="float" office:value="3.03219">
            <text:p>3.0321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07000">
            <text:p>2409807000</text:p>
          </table:table-cell>
          <table:table-cell office:value-type="float" office:value="3.01515">
            <text:p>3.0151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28000">
            <text:p>2409828000</text:p>
          </table:table-cell>
          <table:table-cell office:value-type="float" office:value="2.82035">
            <text:p>2.8203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49000">
            <text:p>2409849000</text:p>
          </table:table-cell>
          <table:table-cell office:value-type="float" office:value="3.0188">
            <text:p>3.01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70000">
            <text:p>2409870000</text:p>
          </table:table-cell>
          <table:table-cell office:value-type="float" office:value="2.90436">
            <text:p>2.9043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891000">
            <text:p>2409891000</text:p>
          </table:table-cell>
          <table:table-cell office:value-type="float" office:value="3.16854">
            <text:p>3.1685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12000">
            <text:p>2409912000</text:p>
          </table:table-cell>
          <table:table-cell office:value-type="float" office:value="2.78992">
            <text:p>2.789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33000">
            <text:p>2409933000</text:p>
          </table:table-cell>
          <table:table-cell office:value-type="float" office:value="3.04193">
            <text:p>3.04193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54000">
            <text:p>2409954000</text:p>
          </table:table-cell>
          <table:table-cell office:value-type="float" office:value="2.95184">
            <text:p>2.9518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75000">
            <text:p>2409975000</text:p>
          </table:table-cell>
          <table:table-cell office:value-type="float" office:value="2.97984">
            <text:p>2.9798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09996000">
            <text:p>2409996000</text:p>
          </table:table-cell>
          <table:table-cell office:value-type="float" office:value="3.03462">
            <text:p>3.03462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17000">
            <text:p>2410017000</text:p>
          </table:table-cell>
          <table:table-cell office:value-type="float" office:value="3.11985">
            <text:p>3.1198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38000">
            <text:p>2410038000</text:p>
          </table:table-cell>
          <table:table-cell office:value-type="float" office:value="2.9908">
            <text:p>2.9908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59000">
            <text:p>2410059000</text:p>
          </table:table-cell>
          <table:table-cell office:value-type="float" office:value="3.19655">
            <text:p>3.1965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080000">
            <text:p>2410080000</text:p>
          </table:table-cell>
          <table:table-cell office:value-type="float" office:value="2.95305">
            <text:p>2.95305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01000">
            <text:p>2410101000</text:p>
          </table:table-cell>
          <table:table-cell office:value-type="float" office:value="2.96401">
            <text:p>2.964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22000">
            <text:p>2410122000</text:p>
          </table:table-cell>
          <table:table-cell office:value-type="float" office:value="2.95914">
            <text:p>2.95914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43000">
            <text:p>2410143000</text:p>
          </table:table-cell>
          <table:table-cell office:value-type="float" office:value="3.18194">
            <text:p>3.18194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64000">
            <text:p>2410164000</text:p>
          </table:table-cell>
          <table:table-cell office:value-type="float" office:value="2.94697">
            <text:p>2.94697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185000">
            <text:p>2410185000</text:p>
          </table:table-cell>
          <table:table-cell office:value-type="float" office:value="3.05532">
            <text:p>3.0553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06000">
            <text:p>2410206000</text:p>
          </table:table-cell>
          <table:table-cell office:value-type="float" office:value="2.92505">
            <text:p>2.92505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27000">
            <text:p>2410227000</text:p>
          </table:table-cell>
          <table:table-cell office:value-type="float" office:value="2.77287">
            <text:p>2.7728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47000">
            <text:p>2410247000</text:p>
          </table:table-cell>
          <table:table-cell office:value-type="float" office:value="3.02245">
            <text:p>3.02245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68000">
            <text:p>2410268000</text:p>
          </table:table-cell>
          <table:table-cell office:value-type="float" office:value="2.9007">
            <text:p>2.900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289000">
            <text:p>2410289000</text:p>
          </table:table-cell>
          <table:table-cell office:value-type="float" office:value="2.94332">
            <text:p>2.94332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10000">
            <text:p>2410310000</text:p>
          </table:table-cell>
          <table:table-cell office:value-type="float" office:value="2.77044">
            <text:p>2.7704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31000">
            <text:p>2410331000</text:p>
          </table:table-cell>
          <table:table-cell office:value-type="float" office:value="3.29151">
            <text:p>3.2915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52000">
            <text:p>2410352000</text:p>
          </table:table-cell>
          <table:table-cell office:value-type="float" office:value="2.87635">
            <text:p>2.8763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73000">
            <text:p>2410373000</text:p>
          </table:table-cell>
          <table:table-cell office:value-type="float" office:value="2.85688">
            <text:p>2.8568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394000">
            <text:p>2410394000</text:p>
          </table:table-cell>
          <table:table-cell office:value-type="float" office:value="2.9908">
            <text:p>2.990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15000">
            <text:p>2410415000</text:p>
          </table:table-cell>
          <table:table-cell office:value-type="float" office:value="3.09671">
            <text:p>3.096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36000">
            <text:p>2410436000</text:p>
          </table:table-cell>
          <table:table-cell office:value-type="float" office:value="2.91775">
            <text:p>2.9177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57000">
            <text:p>2410457000</text:p>
          </table:table-cell>
          <table:table-cell office:value-type="float" office:value="2.90436">
            <text:p>2.90436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77000">
            <text:p>2410477000</text:p>
          </table:table-cell>
          <table:table-cell office:value-type="float" office:value="2.83983">
            <text:p>2.8398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498000">
            <text:p>2410498000</text:p>
          </table:table-cell>
          <table:table-cell office:value-type="float" office:value="2.98958">
            <text:p>2.989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19000">
            <text:p>2410519000</text:p>
          </table:table-cell>
          <table:table-cell office:value-type="float" office:value="2.74852">
            <text:p>2.7485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40000">
            <text:p>2410540000</text:p>
          </table:table-cell>
          <table:table-cell office:value-type="float" office:value="3.01515">
            <text:p>3.0151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61000">
            <text:p>2410561000</text:p>
          </table:table-cell>
          <table:table-cell office:value-type="float" office:value="2.93723">
            <text:p>2.9372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582000">
            <text:p>2410582000</text:p>
          </table:table-cell>
          <table:table-cell office:value-type="float" office:value="3.14176">
            <text:p>3.1417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03000">
            <text:p>2410603000</text:p>
          </table:table-cell>
          <table:table-cell office:value-type="float" office:value="2.95305">
            <text:p>2.9530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24000">
            <text:p>2410624000</text:p>
          </table:table-cell>
          <table:table-cell office:value-type="float" office:value="2.7887">
            <text:p>2.7887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45000">
            <text:p>2410645000</text:p>
          </table:table-cell>
          <table:table-cell office:value-type="float" office:value="3.06506">
            <text:p>3.06506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66000">
            <text:p>2410666000</text:p>
          </table:table-cell>
          <table:table-cell office:value-type="float" office:value="3.22211">
            <text:p>3.2221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687000">
            <text:p>2410687000</text:p>
          </table:table-cell>
          <table:table-cell office:value-type="float" office:value="2.89462">
            <text:p>2.8946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08000">
            <text:p>2410708000</text:p>
          </table:table-cell>
          <table:table-cell office:value-type="float" office:value="2.70591">
            <text:p>2.7059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28000">
            <text:p>2410728000</text:p>
          </table:table-cell>
          <table:table-cell office:value-type="float" office:value="2.98227">
            <text:p>2.982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49000">
            <text:p>2410749000</text:p>
          </table:table-cell>
          <table:table-cell office:value-type="float" office:value="2.96036">
            <text:p>2.9603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70000">
            <text:p>2410770000</text:p>
          </table:table-cell>
          <table:table-cell office:value-type="float" office:value="2.94332">
            <text:p>2.9433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791000">
            <text:p>2410791000</text:p>
          </table:table-cell>
          <table:table-cell office:value-type="float" office:value="2.95549">
            <text:p>2.955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12000">
            <text:p>2410812000</text:p>
          </table:table-cell>
          <table:table-cell office:value-type="float" office:value="2.92018">
            <text:p>2.9201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33000">
            <text:p>2410833000</text:p>
          </table:table-cell>
          <table:table-cell office:value-type="float" office:value="2.77044">
            <text:p>2.770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54000">
            <text:p>2410854000</text:p>
          </table:table-cell>
          <table:table-cell office:value-type="float" office:value="3.07237">
            <text:p>3.0723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75000">
            <text:p>2410875000</text:p>
          </table:table-cell>
          <table:table-cell office:value-type="float" office:value="3.25377">
            <text:p>3.25377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896000">
            <text:p>2410896000</text:p>
          </table:table-cell>
          <table:table-cell office:value-type="float" office:value="2.91044">
            <text:p>2.9104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17000">
            <text:p>2410917000</text:p>
          </table:table-cell>
          <table:table-cell office:value-type="float" office:value="2.70713">
            <text:p>2.7071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38000">
            <text:p>2410938000</text:p>
          </table:table-cell>
          <table:table-cell office:value-type="float" office:value="3.01028">
            <text:p>3.0102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59000">
            <text:p>2410959000</text:p>
          </table:table-cell>
          <table:table-cell office:value-type="float" office:value="2.87879">
            <text:p>2.8787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0980000">
            <text:p>2410980000</text:p>
          </table:table-cell>
          <table:table-cell office:value-type="float" office:value="2.96401">
            <text:p>2.964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01000">
            <text:p>2411001000</text:p>
          </table:table-cell>
          <table:table-cell office:value-type="float" office:value="2.768">
            <text:p>2.76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22000">
            <text:p>2411022000</text:p>
          </table:table-cell>
          <table:table-cell office:value-type="float" office:value="2.91775">
            <text:p>2.9177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43000">
            <text:p>2411043000</text:p>
          </table:table-cell>
          <table:table-cell office:value-type="float" office:value="2.92749">
            <text:p>2.927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64000">
            <text:p>2411064000</text:p>
          </table:table-cell>
          <table:table-cell office:value-type="float" office:value="3.24768">
            <text:p>3.2476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085000">
            <text:p>2411085000</text:p>
          </table:table-cell>
          <table:table-cell office:value-type="float" office:value="3.19776">
            <text:p>3.1977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06000">
            <text:p>2411106000</text:p>
          </table:table-cell>
          <table:table-cell office:value-type="float" office:value="3.00662">
            <text:p>3.00662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27000">
            <text:p>2411127000</text:p>
          </table:table-cell>
          <table:table-cell office:value-type="float" office:value="2.75704">
            <text:p>2.7570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48000">
            <text:p>2411148000</text:p>
          </table:table-cell>
          <table:table-cell office:value-type="float" office:value="2.98471">
            <text:p>2.984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69000">
            <text:p>2411169000</text:p>
          </table:table-cell>
          <table:table-cell office:value-type="float" office:value="3.31586">
            <text:p>3.3158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190000">
            <text:p>2411190000</text:p>
          </table:table-cell>
          <table:table-cell office:value-type="float" office:value="3.00297">
            <text:p>3.00297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11000">
            <text:p>2411211000</text:p>
          </table:table-cell>
          <table:table-cell office:value-type="float" office:value="2.97619">
            <text:p>2.9761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32000">
            <text:p>2411232000</text:p>
          </table:table-cell>
          <table:table-cell office:value-type="float" office:value="2.91653">
            <text:p>2.91653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53000">
            <text:p>2411253000</text:p>
          </table:table-cell>
          <table:table-cell office:value-type="float" office:value="3.0748">
            <text:p>3.074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74000">
            <text:p>2411274000</text:p>
          </table:table-cell>
          <table:table-cell office:value-type="float" office:value="2.9981">
            <text:p>2.998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295000">
            <text:p>2411295000</text:p>
          </table:table-cell>
          <table:table-cell office:value-type="float" office:value="2.90923">
            <text:p>2.90923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16000">
            <text:p>2411316000</text:p>
          </table:table-cell>
          <table:table-cell office:value-type="float" office:value="2.74974">
            <text:p>2.7497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37000">
            <text:p>2411337000</text:p>
          </table:table-cell>
          <table:table-cell office:value-type="float" office:value="3.35238">
            <text:p>3.35238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58000">
            <text:p>2411358000</text:p>
          </table:table-cell>
          <table:table-cell office:value-type="float" office:value="3.01636">
            <text:p>3.01636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379000">
            <text:p>2411379000</text:p>
          </table:table-cell>
          <table:table-cell office:value-type="float" office:value="2.93966">
            <text:p>2.939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00000">
            <text:p>2411400000</text:p>
          </table:table-cell>
          <table:table-cell office:value-type="float" office:value="2.796">
            <text:p>2.796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21000">
            <text:p>2411421000</text:p>
          </table:table-cell>
          <table:table-cell office:value-type="float" office:value="3.26959">
            <text:p>3.2695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42000">
            <text:p>2411442000</text:p>
          </table:table-cell>
          <table:table-cell office:value-type="float" office:value="2.90557">
            <text:p>2.90557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63000">
            <text:p>2411463000</text:p>
          </table:table-cell>
          <table:table-cell office:value-type="float" office:value="3.00297">
            <text:p>3.0029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484000">
            <text:p>2411484000</text:p>
          </table:table-cell>
          <table:table-cell office:value-type="float" office:value="2.98714">
            <text:p>2.9871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05000">
            <text:p>2411505000</text:p>
          </table:table-cell>
          <table:table-cell office:value-type="float" office:value="2.99201">
            <text:p>2.9920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26000">
            <text:p>2411526000</text:p>
          </table:table-cell>
          <table:table-cell office:value-type="float" office:value="2.7473">
            <text:p>2.7473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47000">
            <text:p>2411547000</text:p>
          </table:table-cell>
          <table:table-cell office:value-type="float" office:value="2.95062">
            <text:p>2.9506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68000">
            <text:p>2411568000</text:p>
          </table:table-cell>
          <table:table-cell office:value-type="float" office:value="2.92505">
            <text:p>2.9250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589000">
            <text:p>2411589000</text:p>
          </table:table-cell>
          <table:table-cell office:value-type="float" office:value="3.13933">
            <text:p>3.1393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10000">
            <text:p>2411610000</text:p>
          </table:table-cell>
          <table:table-cell office:value-type="float" office:value="2.89827">
            <text:p>2.898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31000">
            <text:p>2411631000</text:p>
          </table:table-cell>
          <table:table-cell office:value-type="float" office:value="2.9141">
            <text:p>2.914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52000">
            <text:p>2411652000</text:p>
          </table:table-cell>
          <table:table-cell office:value-type="float" office:value="2.9421">
            <text:p>2.942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73000">
            <text:p>2411673000</text:p>
          </table:table-cell>
          <table:table-cell office:value-type="float" office:value="2.78261">
            <text:p>2.7826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694000">
            <text:p>2411694000</text:p>
          </table:table-cell>
          <table:table-cell office:value-type="float" office:value="2.96645">
            <text:p>2.9664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15000">
            <text:p>2411715000</text:p>
          </table:table-cell>
          <table:table-cell office:value-type="float" office:value="3.02488">
            <text:p>3.02488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35000">
            <text:p>2411735000</text:p>
          </table:table-cell>
          <table:table-cell office:value-type="float" office:value="2.99323">
            <text:p>2.9932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56000">
            <text:p>2411756000</text:p>
          </table:table-cell>
          <table:table-cell office:value-type="float" office:value="2.82279">
            <text:p>2.8227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77000">
            <text:p>2411777000</text:p>
          </table:table-cell>
          <table:table-cell office:value-type="float" office:value="2.84227">
            <text:p>2.842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798000">
            <text:p>2411798000</text:p>
          </table:table-cell>
          <table:table-cell office:value-type="float" office:value="2.94697">
            <text:p>2.9469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19000">
            <text:p>2411819000</text:p>
          </table:table-cell>
          <table:table-cell office:value-type="float" office:value="2.79844">
            <text:p>2.798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40000">
            <text:p>2411840000</text:p>
          </table:table-cell>
          <table:table-cell office:value-type="float" office:value="2.8447">
            <text:p>2.844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61000">
            <text:p>2411861000</text:p>
          </table:table-cell>
          <table:table-cell office:value-type="float" office:value="2.99323">
            <text:p>2.9932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882000">
            <text:p>2411882000</text:p>
          </table:table-cell>
          <table:table-cell office:value-type="float" office:value="2.94332">
            <text:p>2.9433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03000">
            <text:p>2411903000</text:p>
          </table:table-cell>
          <table:table-cell office:value-type="float" office:value="3.04193">
            <text:p>3.041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24000">
            <text:p>2411924000</text:p>
          </table:table-cell>
          <table:table-cell office:value-type="float" office:value="2.78748">
            <text:p>2.7874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45000">
            <text:p>2411945000</text:p>
          </table:table-cell>
          <table:table-cell office:value-type="float" office:value="3.02732">
            <text:p>3.02732</text:p>
          </table:table-cell>
          <table:table-cell office:value-type="float" office:value="3.30093">
            <text:p>3.3009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65000">
            <text:p>2411965000</text:p>
          </table:table-cell>
          <table:table-cell office:value-type="float" office:value="3.01758">
            <text:p>3.01758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1986000">
            <text:p>2411986000</text:p>
          </table:table-cell>
          <table:table-cell office:value-type="float" office:value="3.18072">
            <text:p>3.18072</text:p>
          </table:table-cell>
          <table:table-cell office:value-type="float" office:value="3.30063">
            <text:p>3.3006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07000">
            <text:p>2412007000</text:p>
          </table:table-cell>
          <table:table-cell office:value-type="float" office:value="3.01758">
            <text:p>3.01758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28000">
            <text:p>2412028000</text:p>
          </table:table-cell>
          <table:table-cell office:value-type="float" office:value="3.30733">
            <text:p>3.3073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49000">
            <text:p>2412049000</text:p>
          </table:table-cell>
          <table:table-cell office:value-type="float" office:value="2.96888">
            <text:p>2.968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70000">
            <text:p>2412070000</text:p>
          </table:table-cell>
          <table:table-cell office:value-type="float" office:value="3.09063">
            <text:p>3.0906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091000">
            <text:p>2412091000</text:p>
          </table:table-cell>
          <table:table-cell office:value-type="float" office:value="3.04193">
            <text:p>3.041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12000">
            <text:p>2412112000</text:p>
          </table:table-cell>
          <table:table-cell office:value-type="float" office:value="2.96523">
            <text:p>2.9652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33000">
            <text:p>2412133000</text:p>
          </table:table-cell>
          <table:table-cell office:value-type="float" office:value="2.99688">
            <text:p>2.9968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54000">
            <text:p>2412154000</text:p>
          </table:table-cell>
          <table:table-cell office:value-type="float" office:value="2.9214">
            <text:p>2.92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75000">
            <text:p>2412175000</text:p>
          </table:table-cell>
          <table:table-cell office:value-type="float" office:value="2.96645">
            <text:p>2.9664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196000">
            <text:p>2412196000</text:p>
          </table:table-cell>
          <table:table-cell office:value-type="float" office:value="3.05289">
            <text:p>3.0528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16000">
            <text:p>2412216000</text:p>
          </table:table-cell>
          <table:table-cell office:value-type="float" office:value="3.00906">
            <text:p>3.0090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37000">
            <text:p>2412237000</text:p>
          </table:table-cell>
          <table:table-cell office:value-type="float" office:value="2.93236">
            <text:p>2.93236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58000">
            <text:p>2412258000</text:p>
          </table:table-cell>
          <table:table-cell office:value-type="float" office:value="3.23916">
            <text:p>3.23916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279000">
            <text:p>2412279000</text:p>
          </table:table-cell>
          <table:table-cell office:value-type="float" office:value="2.97253">
            <text:p>2.9725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00000">
            <text:p>2412300000</text:p>
          </table:table-cell>
          <table:table-cell office:value-type="float" office:value="3.35238">
            <text:p>3.35238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21000">
            <text:p>2412321000</text:p>
          </table:table-cell>
          <table:table-cell office:value-type="float" office:value="2.7887">
            <text:p>2.78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42000">
            <text:p>2412342000</text:p>
          </table:table-cell>
          <table:table-cell office:value-type="float" office:value="3.10158">
            <text:p>3.10158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63000">
            <text:p>2412363000</text:p>
          </table:table-cell>
          <table:table-cell office:value-type="float" office:value="3.03706">
            <text:p>3.0370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384000">
            <text:p>2412384000</text:p>
          </table:table-cell>
          <table:table-cell office:value-type="float" office:value="3.01515">
            <text:p>3.01515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05000">
            <text:p>2412405000</text:p>
          </table:table-cell>
          <table:table-cell office:value-type="float" office:value="3.03828">
            <text:p>3.0382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26000">
            <text:p>2412426000</text:p>
          </table:table-cell>
          <table:table-cell office:value-type="float" office:value="3.17341">
            <text:p>3.1734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47000">
            <text:p>2412447000</text:p>
          </table:table-cell>
          <table:table-cell office:value-type="float" office:value="2.97253">
            <text:p>2.97253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68000">
            <text:p>2412468000</text:p>
          </table:table-cell>
          <table:table-cell office:value-type="float" office:value="2.86175">
            <text:p>2.86175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489000">
            <text:p>2412489000</text:p>
          </table:table-cell>
          <table:table-cell office:value-type="float" office:value="3.0188">
            <text:p>3.01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10000">
            <text:p>2412510000</text:p>
          </table:table-cell>
          <table:table-cell office:value-type="float" office:value="2.9421">
            <text:p>2.9421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31000">
            <text:p>2412531000</text:p>
          </table:table-cell>
          <table:table-cell office:value-type="float" office:value="3.03949">
            <text:p>3.039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52000">
            <text:p>2412552000</text:p>
          </table:table-cell>
          <table:table-cell office:value-type="float" office:value="3.0675">
            <text:p>3.0675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73000">
            <text:p>2412573000</text:p>
          </table:table-cell>
          <table:table-cell office:value-type="float" office:value="2.95671">
            <text:p>2.9567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594000">
            <text:p>2412594000</text:p>
          </table:table-cell>
          <table:table-cell office:value-type="float" office:value="3.02001">
            <text:p>3.0200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15000">
            <text:p>2412615000</text:p>
          </table:table-cell>
          <table:table-cell office:value-type="float" office:value="3.0188">
            <text:p>3.01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36000">
            <text:p>2412636000</text:p>
          </table:table-cell>
          <table:table-cell office:value-type="float" office:value="2.93845">
            <text:p>2.93845</text:p>
          </table:table-cell>
          <table:table-cell office:value-type="float" office:value="3.29781">
            <text:p>3.297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57000">
            <text:p>2412657000</text:p>
          </table:table-cell>
          <table:table-cell office:value-type="float" office:value="2.88001">
            <text:p>2.8800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78000">
            <text:p>2412678000</text:p>
          </table:table-cell>
          <table:table-cell office:value-type="float" office:value="2.92871">
            <text:p>2.92871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699000">
            <text:p>2412699000</text:p>
          </table:table-cell>
          <table:table-cell office:value-type="float" office:value="3.18924">
            <text:p>3.1892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20000">
            <text:p>2412720000</text:p>
          </table:table-cell>
          <table:table-cell office:value-type="float" office:value="2.75583">
            <text:p>2.7558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41000">
            <text:p>2412741000</text:p>
          </table:table-cell>
          <table:table-cell office:value-type="float" office:value="2.75339">
            <text:p>2.7533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62000">
            <text:p>2412762000</text:p>
          </table:table-cell>
          <table:table-cell office:value-type="float" office:value="2.99688">
            <text:p>2.9968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783000">
            <text:p>2412783000</text:p>
          </table:table-cell>
          <table:table-cell office:value-type="float" office:value="3.15637">
            <text:p>3.1563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04000">
            <text:p>2412804000</text:p>
          </table:table-cell>
          <table:table-cell office:value-type="float" office:value="2.99567">
            <text:p>2.9956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25000">
            <text:p>2412825000</text:p>
          </table:table-cell>
          <table:table-cell office:value-type="float" office:value="2.95062">
            <text:p>2.9506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46000">
            <text:p>2412846000</text:p>
          </table:table-cell>
          <table:table-cell office:value-type="float" office:value="2.96523">
            <text:p>2.9652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67000">
            <text:p>2412867000</text:p>
          </table:table-cell>
          <table:table-cell office:value-type="float" office:value="2.82157">
            <text:p>2.82157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888000">
            <text:p>2412888000</text:p>
          </table:table-cell>
          <table:table-cell office:value-type="float" office:value="3.00906">
            <text:p>3.0090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09000">
            <text:p>2412909000</text:p>
          </table:table-cell>
          <table:table-cell office:value-type="float" office:value="3.05776">
            <text:p>3.0577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30000">
            <text:p>2412930000</text:p>
          </table:table-cell>
          <table:table-cell office:value-type="float" office:value="2.95914">
            <text:p>2.959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51000">
            <text:p>2412951000</text:p>
          </table:table-cell>
          <table:table-cell office:value-type="float" office:value="3.03706">
            <text:p>3.0370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72000">
            <text:p>2412972000</text:p>
          </table:table-cell>
          <table:table-cell office:value-type="float" office:value="2.96279">
            <text:p>2.9627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2993000">
            <text:p>2412993000</text:p>
          </table:table-cell>
          <table:table-cell office:value-type="float" office:value="2.80209">
            <text:p>2.8020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14000">
            <text:p>2413014000</text:p>
          </table:table-cell>
          <table:table-cell office:value-type="float" office:value="3.21116">
            <text:p>3.2111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35000">
            <text:p>2413035000</text:p>
          </table:table-cell>
          <table:table-cell office:value-type="float" office:value="2.80209">
            <text:p>2.802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56000">
            <text:p>2413056000</text:p>
          </table:table-cell>
          <table:table-cell office:value-type="float" office:value="3.02975">
            <text:p>3.0297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77000">
            <text:p>2413077000</text:p>
          </table:table-cell>
          <table:table-cell office:value-type="float" office:value="2.77287">
            <text:p>2.77287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098000">
            <text:p>2413098000</text:p>
          </table:table-cell>
          <table:table-cell office:value-type="float" office:value="2.9774">
            <text:p>2.977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19000">
            <text:p>2413119000</text:p>
          </table:table-cell>
          <table:table-cell office:value-type="float" office:value="3.20385">
            <text:p>3.203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40000">
            <text:p>2413140000</text:p>
          </table:table-cell>
          <table:table-cell office:value-type="float" office:value="2.73513">
            <text:p>2.7351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61000">
            <text:p>2413161000</text:p>
          </table:table-cell>
          <table:table-cell office:value-type="float" office:value="2.78626">
            <text:p>2.7862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182000">
            <text:p>2413182000</text:p>
          </table:table-cell>
          <table:table-cell office:value-type="float" office:value="3.0261">
            <text:p>3.026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03000">
            <text:p>2413203000</text:p>
          </table:table-cell>
          <table:table-cell office:value-type="float" office:value="3.26838">
            <text:p>3.2683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23000">
            <text:p>2413223000</text:p>
          </table:table-cell>
          <table:table-cell office:value-type="float" office:value="2.97132">
            <text:p>2.9713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44000">
            <text:p>2413244000</text:p>
          </table:table-cell>
          <table:table-cell office:value-type="float" office:value="2.79357">
            <text:p>2.7935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65000">
            <text:p>2413265000</text:p>
          </table:table-cell>
          <table:table-cell office:value-type="float" office:value="2.95305">
            <text:p>2.9530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286000">
            <text:p>2413286000</text:p>
          </table:table-cell>
          <table:table-cell office:value-type="float" office:value="3.10402">
            <text:p>3.1040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07000">
            <text:p>2413307000</text:p>
          </table:table-cell>
          <table:table-cell office:value-type="float" office:value="3.01149">
            <text:p>3.01149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28000">
            <text:p>2413328000</text:p>
          </table:table-cell>
          <table:table-cell office:value-type="float" office:value="2.76678">
            <text:p>2.7667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49000">
            <text:p>2413349000</text:p>
          </table:table-cell>
          <table:table-cell office:value-type="float" office:value="2.9981">
            <text:p>2.998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70000">
            <text:p>2413370000</text:p>
          </table:table-cell>
          <table:table-cell office:value-type="float" office:value="3.2842">
            <text:p>3.284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391000">
            <text:p>2413391000</text:p>
          </table:table-cell>
          <table:table-cell office:value-type="float" office:value="3.01149">
            <text:p>3.0114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12000">
            <text:p>2413412000</text:p>
          </table:table-cell>
          <table:table-cell office:value-type="float" office:value="2.9214">
            <text:p>2.921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33000">
            <text:p>2413433000</text:p>
          </table:table-cell>
          <table:table-cell office:value-type="float" office:value="2.88609">
            <text:p>2.886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53000">
            <text:p>2413453000</text:p>
          </table:table-cell>
          <table:table-cell office:value-type="float" office:value="3.0748">
            <text:p>3.0748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74000">
            <text:p>2413474000</text:p>
          </table:table-cell>
          <table:table-cell office:value-type="float" office:value="3.01149">
            <text:p>3.011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495000">
            <text:p>2413495000</text:p>
          </table:table-cell>
          <table:table-cell office:value-type="float" office:value="2.91653">
            <text:p>2.9165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16000">
            <text:p>2413516000</text:p>
          </table:table-cell>
          <table:table-cell office:value-type="float" office:value="3.2282">
            <text:p>3.2282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37000">
            <text:p>2413537000</text:p>
          </table:table-cell>
          <table:table-cell office:value-type="float" office:value="2.75948">
            <text:p>2.75948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58000">
            <text:p>2413558000</text:p>
          </table:table-cell>
          <table:table-cell office:value-type="float" office:value="3.02245">
            <text:p>3.02245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579000">
            <text:p>2413579000</text:p>
          </table:table-cell>
          <table:table-cell office:value-type="float" office:value="2.91166">
            <text:p>2.9116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00000">
            <text:p>2413600000</text:p>
          </table:table-cell>
          <table:table-cell office:value-type="float" office:value="3.08211">
            <text:p>3.0821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21000">
            <text:p>2413621000</text:p>
          </table:table-cell>
          <table:table-cell office:value-type="float" office:value="2.76678">
            <text:p>2.76678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42000">
            <text:p>2413642000</text:p>
          </table:table-cell>
          <table:table-cell office:value-type="float" office:value="3.00784">
            <text:p>3.0078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63000">
            <text:p>2413663000</text:p>
          </table:table-cell>
          <table:table-cell office:value-type="float" office:value="2.98471">
            <text:p>2.98471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684000">
            <text:p>2413684000</text:p>
          </table:table-cell>
          <table:table-cell office:value-type="float" office:value="3.14541">
            <text:p>3.1454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04000">
            <text:p>2413704000</text:p>
          </table:table-cell>
          <table:table-cell office:value-type="float" office:value="2.90192">
            <text:p>2.90192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25000">
            <text:p>2413725000</text:p>
          </table:table-cell>
          <table:table-cell office:value-type="float" office:value="2.90557">
            <text:p>2.90557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46000">
            <text:p>2413746000</text:p>
          </table:table-cell>
          <table:table-cell office:value-type="float" office:value="3.01515">
            <text:p>3.0151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67000">
            <text:p>2413767000</text:p>
          </table:table-cell>
          <table:table-cell office:value-type="float" office:value="3.01271">
            <text:p>3.0127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788000">
            <text:p>2413788000</text:p>
          </table:table-cell>
          <table:table-cell office:value-type="float" office:value="3.01758">
            <text:p>3.0175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09000">
            <text:p>2413809000</text:p>
          </table:table-cell>
          <table:table-cell office:value-type="float" office:value="3.0748">
            <text:p>3.0748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30000">
            <text:p>2413830000</text:p>
          </table:table-cell>
          <table:table-cell office:value-type="float" office:value="2.9421">
            <text:p>2.942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51000">
            <text:p>2413851000</text:p>
          </table:table-cell>
          <table:table-cell office:value-type="float" office:value="3.04802">
            <text:p>3.04802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72000">
            <text:p>2413872000</text:p>
          </table:table-cell>
          <table:table-cell office:value-type="float" office:value="2.93479">
            <text:p>2.9347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893000">
            <text:p>2413893000</text:p>
          </table:table-cell>
          <table:table-cell office:value-type="float" office:value="2.77165">
            <text:p>2.7716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14000">
            <text:p>2413914000</text:p>
          </table:table-cell>
          <table:table-cell office:value-type="float" office:value="3.00662">
            <text:p>3.00662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35000">
            <text:p>2413935000</text:p>
          </table:table-cell>
          <table:table-cell office:value-type="float" office:value="2.78139">
            <text:p>2.7813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56000">
            <text:p>2413956000</text:p>
          </table:table-cell>
          <table:table-cell office:value-type="float" office:value="2.76678">
            <text:p>2.7667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77000">
            <text:p>2413977000</text:p>
          </table:table-cell>
          <table:table-cell office:value-type="float" office:value="2.796">
            <text:p>2.79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3998000">
            <text:p>2413998000</text:p>
          </table:table-cell>
          <table:table-cell office:value-type="float" office:value="2.95671">
            <text:p>2.95671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19000">
            <text:p>2414019000</text:p>
          </table:table-cell>
          <table:table-cell office:value-type="float" office:value="2.78505">
            <text:p>2.78505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40000">
            <text:p>2414040000</text:p>
          </table:table-cell>
          <table:table-cell office:value-type="float" office:value="3.18194">
            <text:p>3.1819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61000">
            <text:p>2414061000</text:p>
          </table:table-cell>
          <table:table-cell office:value-type="float" office:value="2.77409">
            <text:p>2.774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082000">
            <text:p>2414082000</text:p>
          </table:table-cell>
          <table:table-cell office:value-type="float" office:value="2.95792">
            <text:p>2.9579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03000">
            <text:p>2414103000</text:p>
          </table:table-cell>
          <table:table-cell office:value-type="float" office:value="2.77165">
            <text:p>2.7716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24000">
            <text:p>2414124000</text:p>
          </table:table-cell>
          <table:table-cell office:value-type="float" office:value="3.23672">
            <text:p>3.2367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45000">
            <text:p>2414145000</text:p>
          </table:table-cell>
          <table:table-cell office:value-type="float" office:value="2.7327">
            <text:p>2.732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66000">
            <text:p>2414166000</text:p>
          </table:table-cell>
          <table:table-cell office:value-type="float" office:value="2.93601">
            <text:p>2.9360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187000">
            <text:p>2414187000</text:p>
          </table:table-cell>
          <table:table-cell office:value-type="float" office:value="2.91897">
            <text:p>2.9189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08000">
            <text:p>2414208000</text:p>
          </table:table-cell>
          <table:table-cell office:value-type="float" office:value="3.22455">
            <text:p>3.22455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29000">
            <text:p>2414229000</text:p>
          </table:table-cell>
          <table:table-cell office:value-type="float" office:value="2.77165">
            <text:p>2.77165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50000">
            <text:p>2414250000</text:p>
          </table:table-cell>
          <table:table-cell office:value-type="float" office:value="2.77409">
            <text:p>2.774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71000">
            <text:p>2414271000</text:p>
          </table:table-cell>
          <table:table-cell office:value-type="float" office:value="2.93479">
            <text:p>2.9347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292000">
            <text:p>2414292000</text:p>
          </table:table-cell>
          <table:table-cell office:value-type="float" office:value="3.26716">
            <text:p>3.2671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13000">
            <text:p>2414313000</text:p>
          </table:table-cell>
          <table:table-cell office:value-type="float" office:value="2.97984">
            <text:p>2.9798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34000">
            <text:p>2414334000</text:p>
          </table:table-cell>
          <table:table-cell office:value-type="float" office:value="2.93114">
            <text:p>2.931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55000">
            <text:p>2414355000</text:p>
          </table:table-cell>
          <table:table-cell office:value-type="float" office:value="2.95305">
            <text:p>2.9530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76000">
            <text:p>2414376000</text:p>
          </table:table-cell>
          <table:table-cell office:value-type="float" office:value="3.30003">
            <text:p>3.3000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397000">
            <text:p>2414397000</text:p>
          </table:table-cell>
          <table:table-cell office:value-type="float" office:value="2.9981">
            <text:p>2.998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18000">
            <text:p>2414418000</text:p>
          </table:table-cell>
          <table:table-cell office:value-type="float" office:value="2.78018">
            <text:p>2.78018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39000">
            <text:p>2414439000</text:p>
          </table:table-cell>
          <table:table-cell office:value-type="float" office:value="2.79844">
            <text:p>2.79844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60000">
            <text:p>2414460000</text:p>
          </table:table-cell>
          <table:table-cell office:value-type="float" office:value="2.92262">
            <text:p>2.9226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481000">
            <text:p>2414481000</text:p>
          </table:table-cell>
          <table:table-cell office:value-type="float" office:value="2.78626">
            <text:p>2.7862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02000">
            <text:p>2414502000</text:p>
          </table:table-cell>
          <table:table-cell office:value-type="float" office:value="2.73878">
            <text:p>2.7387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23000">
            <text:p>2414523000</text:p>
          </table:table-cell>
          <table:table-cell office:value-type="float" office:value="2.72661">
            <text:p>2.726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44000">
            <text:p>2414544000</text:p>
          </table:table-cell>
          <table:table-cell office:value-type="float" office:value="2.96158">
            <text:p>2.9615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65000">
            <text:p>2414565000</text:p>
          </table:table-cell>
          <table:table-cell office:value-type="float" office:value="3.28177">
            <text:p>3.2817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586000">
            <text:p>2414586000</text:p>
          </table:table-cell>
          <table:table-cell office:value-type="float" office:value="3.0468">
            <text:p>3.046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07000">
            <text:p>2414607000</text:p>
          </table:table-cell>
          <table:table-cell office:value-type="float" office:value="2.78018">
            <text:p>2.7801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28000">
            <text:p>2414628000</text:p>
          </table:table-cell>
          <table:table-cell office:value-type="float" office:value="3.04436">
            <text:p>3.04436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49000">
            <text:p>2414649000</text:p>
          </table:table-cell>
          <table:table-cell office:value-type="float" office:value="3.30368">
            <text:p>3.30368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70000">
            <text:p>2414670000</text:p>
          </table:table-cell>
          <table:table-cell office:value-type="float" office:value="3.0261">
            <text:p>3.026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691000">
            <text:p>2414691000</text:p>
          </table:table-cell>
          <table:table-cell office:value-type="float" office:value="3.31586">
            <text:p>3.31586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11000">
            <text:p>2414711000</text:p>
          </table:table-cell>
          <table:table-cell office:value-type="float" office:value="3.01271">
            <text:p>3.0127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32000">
            <text:p>2414732000</text:p>
          </table:table-cell>
          <table:table-cell office:value-type="float" office:value="3.20263">
            <text:p>3.20263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53000">
            <text:p>2414753000</text:p>
          </table:table-cell>
          <table:table-cell office:value-type="float" office:value="2.78018">
            <text:p>2.7801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74000">
            <text:p>2414774000</text:p>
          </table:table-cell>
          <table:table-cell office:value-type="float" office:value="3.34873">
            <text:p>3.3487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795000">
            <text:p>2414795000</text:p>
          </table:table-cell>
          <table:table-cell office:value-type="float" office:value="2.80209">
            <text:p>2.8020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16000">
            <text:p>2414816000</text:p>
          </table:table-cell>
          <table:table-cell office:value-type="float" office:value="3.25742">
            <text:p>3.25742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37000">
            <text:p>2414837000</text:p>
          </table:table-cell>
          <table:table-cell office:value-type="float" office:value="2.84348">
            <text:p>2.8434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58000">
            <text:p>2414858000</text:p>
          </table:table-cell>
          <table:table-cell office:value-type="float" office:value="2.9701">
            <text:p>2.9701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879000">
            <text:p>2414879000</text:p>
          </table:table-cell>
          <table:table-cell office:value-type="float" office:value="2.95671">
            <text:p>2.9567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00000">
            <text:p>2414900000</text:p>
          </table:table-cell>
          <table:table-cell office:value-type="float" office:value="3.0748">
            <text:p>3.0748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21000">
            <text:p>2414921000</text:p>
          </table:table-cell>
          <table:table-cell office:value-type="float" office:value="3.11132">
            <text:p>3.1113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41000">
            <text:p>2414941000</text:p>
          </table:table-cell>
          <table:table-cell office:value-type="float" office:value="2.72296">
            <text:p>2.72296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62000">
            <text:p>2414962000</text:p>
          </table:table-cell>
          <table:table-cell office:value-type="float" office:value="2.98227">
            <text:p>2.9822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4983000">
            <text:p>2414983000</text:p>
          </table:table-cell>
          <table:table-cell office:value-type="float" office:value="2.93723">
            <text:p>2.93723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04000">
            <text:p>2415004000</text:p>
          </table:table-cell>
          <table:table-cell office:value-type="float" office:value="2.91653">
            <text:p>2.91653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25000">
            <text:p>2415025000</text:p>
          </table:table-cell>
          <table:table-cell office:value-type="float" office:value="2.96645">
            <text:p>2.9664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46000">
            <text:p>2415046000</text:p>
          </table:table-cell>
          <table:table-cell office:value-type="float" office:value="2.90679">
            <text:p>2.9067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67000">
            <text:p>2415067000</text:p>
          </table:table-cell>
          <table:table-cell office:value-type="float" office:value="2.95305">
            <text:p>2.95305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088000">
            <text:p>2415088000</text:p>
          </table:table-cell>
          <table:table-cell office:value-type="float" office:value="3.21603">
            <text:p>3.2160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09000">
            <text:p>2415109000</text:p>
          </table:table-cell>
          <table:table-cell office:value-type="float" office:value="2.97375">
            <text:p>2.97375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30000">
            <text:p>2415130000</text:p>
          </table:table-cell>
          <table:table-cell office:value-type="float" office:value="2.93236">
            <text:p>2.93236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51000">
            <text:p>2415151000</text:p>
          </table:table-cell>
          <table:table-cell office:value-type="float" office:value="2.96523">
            <text:p>2.96523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72000">
            <text:p>2415172000</text:p>
          </table:table-cell>
          <table:table-cell office:value-type="float" office:value="2.93966">
            <text:p>2.9396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192000">
            <text:p>2415192000</text:p>
          </table:table-cell>
          <table:table-cell office:value-type="float" office:value="3.03219">
            <text:p>3.0321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13000">
            <text:p>2415213000</text:p>
          </table:table-cell>
          <table:table-cell office:value-type="float" office:value="2.98593">
            <text:p>2.9859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34000">
            <text:p>2415234000</text:p>
          </table:table-cell>
          <table:table-cell office:value-type="float" office:value="2.96523">
            <text:p>2.9652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55000">
            <text:p>2415255000</text:p>
          </table:table-cell>
          <table:table-cell office:value-type="float" office:value="2.98714">
            <text:p>2.987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76000">
            <text:p>2415276000</text:p>
          </table:table-cell>
          <table:table-cell office:value-type="float" office:value="2.91531">
            <text:p>2.9153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297000">
            <text:p>2415297000</text:p>
          </table:table-cell>
          <table:table-cell office:value-type="float" office:value="2.76922">
            <text:p>2.7692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18000">
            <text:p>2415318000</text:p>
          </table:table-cell>
          <table:table-cell office:value-type="float" office:value="2.79479">
            <text:p>2.79479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39000">
            <text:p>2415339000</text:p>
          </table:table-cell>
          <table:table-cell office:value-type="float" office:value="2.88488">
            <text:p>2.884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60000">
            <text:p>2415360000</text:p>
          </table:table-cell>
          <table:table-cell office:value-type="float" office:value="2.73878">
            <text:p>2.73878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381000">
            <text:p>2415381000</text:p>
          </table:table-cell>
          <table:table-cell office:value-type="float" office:value="2.99688">
            <text:p>2.9968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02000">
            <text:p>2415402000</text:p>
          </table:table-cell>
          <table:table-cell office:value-type="float" office:value="2.97253">
            <text:p>2.9725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23000">
            <text:p>2415423000</text:p>
          </table:table-cell>
          <table:table-cell office:value-type="float" office:value="2.90801">
            <text:p>2.908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44000">
            <text:p>2415444000</text:p>
          </table:table-cell>
          <table:table-cell office:value-type="float" office:value="3.26229">
            <text:p>3.2622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65000">
            <text:p>2415465000</text:p>
          </table:table-cell>
          <table:table-cell office:value-type="float" office:value="3.13202">
            <text:p>3.13202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486000">
            <text:p>2415486000</text:p>
          </table:table-cell>
          <table:table-cell office:value-type="float" office:value="2.91044">
            <text:p>2.91044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07000">
            <text:p>2415507000</text:p>
          </table:table-cell>
          <table:table-cell office:value-type="float" office:value="2.89949">
            <text:p>2.8994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28000">
            <text:p>2415528000</text:p>
          </table:table-cell>
          <table:table-cell office:value-type="float" office:value="2.88001">
            <text:p>2.88001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49000">
            <text:p>2415549000</text:p>
          </table:table-cell>
          <table:table-cell office:value-type="float" office:value="2.66574">
            <text:p>2.6657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70000">
            <text:p>2415570000</text:p>
          </table:table-cell>
          <table:table-cell office:value-type="float" office:value="3.0468">
            <text:p>3.0468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591000">
            <text:p>2415591000</text:p>
          </table:table-cell>
          <table:table-cell office:value-type="float" office:value="2.96401">
            <text:p>2.96401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12000">
            <text:p>2415612000</text:p>
          </table:table-cell>
          <table:table-cell office:value-type="float" office:value="2.76557">
            <text:p>2.7655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33000">
            <text:p>2415633000</text:p>
          </table:table-cell>
          <table:table-cell office:value-type="float" office:value="2.93236">
            <text:p>2.9323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54000">
            <text:p>2415654000</text:p>
          </table:table-cell>
          <table:table-cell office:value-type="float" office:value="3.19533">
            <text:p>3.19533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75000">
            <text:p>2415675000</text:p>
          </table:table-cell>
          <table:table-cell office:value-type="float" office:value="3.20385">
            <text:p>3.203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696000">
            <text:p>2415696000</text:p>
          </table:table-cell>
          <table:table-cell office:value-type="float" office:value="2.9007">
            <text:p>2.900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17000">
            <text:p>2415717000</text:p>
          </table:table-cell>
          <table:table-cell office:value-type="float" office:value="3.04436">
            <text:p>3.04436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38000">
            <text:p>2415738000</text:p>
          </table:table-cell>
          <table:table-cell office:value-type="float" office:value="2.95671">
            <text:p>2.9567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59000">
            <text:p>2415759000</text:p>
          </table:table-cell>
          <table:table-cell office:value-type="float" office:value="3.06871">
            <text:p>3.0687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780000">
            <text:p>2415780000</text:p>
          </table:table-cell>
          <table:table-cell office:value-type="float" office:value="2.96645">
            <text:p>2.96645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01000">
            <text:p>2415801000</text:p>
          </table:table-cell>
          <table:table-cell office:value-type="float" office:value="2.8167">
            <text:p>2.816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22000">
            <text:p>2415822000</text:p>
          </table:table-cell>
          <table:table-cell office:value-type="float" office:value="3.11376">
            <text:p>3.1137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43000">
            <text:p>2415843000</text:p>
          </table:table-cell>
          <table:table-cell office:value-type="float" office:value="2.9494">
            <text:p>2.9494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64000">
            <text:p>2415864000</text:p>
          </table:table-cell>
          <table:table-cell office:value-type="float" office:value="3.11254">
            <text:p>3.11254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885000">
            <text:p>2415885000</text:p>
          </table:table-cell>
          <table:table-cell office:value-type="float" office:value="2.98593">
            <text:p>2.98593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06000">
            <text:p>2415906000</text:p>
          </table:table-cell>
          <table:table-cell office:value-type="float" office:value="3.00906">
            <text:p>3.0090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27000">
            <text:p>2415927000</text:p>
          </table:table-cell>
          <table:table-cell office:value-type="float" office:value="2.98958">
            <text:p>2.98958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48000">
            <text:p>2415948000</text:p>
          </table:table-cell>
          <table:table-cell office:value-type="float" office:value="2.96523">
            <text:p>2.9652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69000">
            <text:p>2415969000</text:p>
          </table:table-cell>
          <table:table-cell office:value-type="float" office:value="2.98227">
            <text:p>2.982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5990000">
            <text:p>2415990000</text:p>
          </table:table-cell>
          <table:table-cell office:value-type="float" office:value="2.98227">
            <text:p>2.98227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11000">
            <text:p>2416011000</text:p>
          </table:table-cell>
          <table:table-cell office:value-type="float" office:value="3.3329">
            <text:p>3.3329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32000">
            <text:p>2416032000</text:p>
          </table:table-cell>
          <table:table-cell office:value-type="float" office:value="2.96158">
            <text:p>2.9615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53000">
            <text:p>2416053000</text:p>
          </table:table-cell>
          <table:table-cell office:value-type="float" office:value="3.23916">
            <text:p>3.2391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74000">
            <text:p>2416074000</text:p>
          </table:table-cell>
          <table:table-cell office:value-type="float" office:value="3.01393">
            <text:p>3.01393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095000">
            <text:p>2416095000</text:p>
          </table:table-cell>
          <table:table-cell office:value-type="float" office:value="2.96645">
            <text:p>2.96645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16000">
            <text:p>2416116000</text:p>
          </table:table-cell>
          <table:table-cell office:value-type="float" office:value="2.9701">
            <text:p>2.970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37000">
            <text:p>2416137000</text:p>
          </table:table-cell>
          <table:table-cell office:value-type="float" office:value="2.89218">
            <text:p>2.89218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58000">
            <text:p>2416158000</text:p>
          </table:table-cell>
          <table:table-cell office:value-type="float" office:value="2.76557">
            <text:p>2.7655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79000">
            <text:p>2416179000</text:p>
          </table:table-cell>
          <table:table-cell office:value-type="float" office:value="3.2355">
            <text:p>3.2355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199000">
            <text:p>2416199000</text:p>
          </table:table-cell>
          <table:table-cell office:value-type="float" office:value="2.98714">
            <text:p>2.9871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20000">
            <text:p>2416220000</text:p>
          </table:table-cell>
          <table:table-cell office:value-type="float" office:value="2.93236">
            <text:p>2.9323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41000">
            <text:p>2416241000</text:p>
          </table:table-cell>
          <table:table-cell office:value-type="float" office:value="2.91897">
            <text:p>2.91897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62000">
            <text:p>2416262000</text:p>
          </table:table-cell>
          <table:table-cell office:value-type="float" office:value="3.1442">
            <text:p>3.1442</text:p>
          </table:table-cell>
          <table:table-cell office:value-type="float" office:value="3.3007">
            <text:p>3.300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283000">
            <text:p>2416283000</text:p>
          </table:table-cell>
          <table:table-cell office:value-type="float" office:value="2.91044">
            <text:p>2.910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04000">
            <text:p>2416304000</text:p>
          </table:table-cell>
          <table:table-cell office:value-type="float" office:value="3.02001">
            <text:p>3.0200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25000">
            <text:p>2416325000</text:p>
          </table:table-cell>
          <table:table-cell office:value-type="float" office:value="2.93358">
            <text:p>2.933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46000">
            <text:p>2416346000</text:p>
          </table:table-cell>
          <table:table-cell office:value-type="float" office:value="3.05897">
            <text:p>3.0589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67000">
            <text:p>2416367000</text:p>
          </table:table-cell>
          <table:table-cell office:value-type="float" office:value="2.78505">
            <text:p>2.7850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388000">
            <text:p>2416388000</text:p>
          </table:table-cell>
          <table:table-cell office:value-type="float" office:value="3.01515">
            <text:p>3.0151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09000">
            <text:p>2416409000</text:p>
          </table:table-cell>
          <table:table-cell office:value-type="float" office:value="3.05045">
            <text:p>3.0504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29000">
            <text:p>2416429000</text:p>
          </table:table-cell>
          <table:table-cell office:value-type="float" office:value="2.98593">
            <text:p>2.98593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50000">
            <text:p>2416450000</text:p>
          </table:table-cell>
          <table:table-cell office:value-type="float" office:value="2.84348">
            <text:p>2.8434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71000">
            <text:p>2416471000</text:p>
          </table:table-cell>
          <table:table-cell office:value-type="float" office:value="3.03341">
            <text:p>3.03341</text:p>
          </table:table-cell>
          <table:table-cell office:value-type="float" office:value="3.30086">
            <text:p>3.3008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492000">
            <text:p>2416492000</text:p>
          </table:table-cell>
          <table:table-cell office:value-type="float" office:value="2.9774">
            <text:p>2.9774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13000">
            <text:p>2416513000</text:p>
          </table:table-cell>
          <table:table-cell office:value-type="float" office:value="2.92749">
            <text:p>2.9274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34000">
            <text:p>2416534000</text:p>
          </table:table-cell>
          <table:table-cell office:value-type="float" office:value="3.12959">
            <text:p>3.1295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55000">
            <text:p>2416555000</text:p>
          </table:table-cell>
          <table:table-cell office:value-type="float" office:value="3.01393">
            <text:p>3.01393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76000">
            <text:p>2416576000</text:p>
          </table:table-cell>
          <table:table-cell office:value-type="float" office:value="2.98958">
            <text:p>2.9895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597000">
            <text:p>2416597000</text:p>
          </table:table-cell>
          <table:table-cell office:value-type="float" office:value="2.82766">
            <text:p>2.8276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18000">
            <text:p>2416618000</text:p>
          </table:table-cell>
          <table:table-cell office:value-type="float" office:value="2.80087">
            <text:p>2.8008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39000">
            <text:p>2416639000</text:p>
          </table:table-cell>
          <table:table-cell office:value-type="float" office:value="3.02245">
            <text:p>3.0224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60000">
            <text:p>2416660000</text:p>
          </table:table-cell>
          <table:table-cell office:value-type="float" office:value="2.96279">
            <text:p>2.9627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680000">
            <text:p>2416680000</text:p>
          </table:table-cell>
          <table:table-cell office:value-type="float" office:value="2.91775">
            <text:p>2.9177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01000">
            <text:p>2416701000</text:p>
          </table:table-cell>
          <table:table-cell office:value-type="float" office:value="2.92871">
            <text:p>2.9287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22000">
            <text:p>2416722000</text:p>
          </table:table-cell>
          <table:table-cell office:value-type="float" office:value="3.10645">
            <text:p>3.10645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43000">
            <text:p>2416743000</text:p>
          </table:table-cell>
          <table:table-cell office:value-type="float" office:value="2.92749">
            <text:p>2.9274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64000">
            <text:p>2416764000</text:p>
          </table:table-cell>
          <table:table-cell office:value-type="float" office:value="2.82887">
            <text:p>2.828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785000">
            <text:p>2416785000</text:p>
          </table:table-cell>
          <table:table-cell office:value-type="float" office:value="2.95427">
            <text:p>2.95427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06000">
            <text:p>2416806000</text:p>
          </table:table-cell>
          <table:table-cell office:value-type="float" office:value="3.21481">
            <text:p>3.21481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27000">
            <text:p>2416827000</text:p>
          </table:table-cell>
          <table:table-cell office:value-type="float" office:value="2.78261">
            <text:p>2.78261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48000">
            <text:p>2416848000</text:p>
          </table:table-cell>
          <table:table-cell office:value-type="float" office:value="2.78626">
            <text:p>2.7862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69000">
            <text:p>2416869000</text:p>
          </table:table-cell>
          <table:table-cell office:value-type="float" office:value="2.9214">
            <text:p>2.9214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890000">
            <text:p>2416890000</text:p>
          </table:table-cell>
          <table:table-cell office:value-type="float" office:value="3.14663">
            <text:p>3.1466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11000">
            <text:p>2416911000</text:p>
          </table:table-cell>
          <table:table-cell office:value-type="float" office:value="2.83861">
            <text:p>2.838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32000">
            <text:p>2416932000</text:p>
          </table:table-cell>
          <table:table-cell office:value-type="float" office:value="2.85566">
            <text:p>2.85566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53000">
            <text:p>2416953000</text:p>
          </table:table-cell>
          <table:table-cell office:value-type="float" office:value="2.92871">
            <text:p>2.9287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74000">
            <text:p>2416974000</text:p>
          </table:table-cell>
          <table:table-cell office:value-type="float" office:value="2.98227">
            <text:p>2.982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6995000">
            <text:p>2416995000</text:p>
          </table:table-cell>
          <table:table-cell office:value-type="float" office:value="2.99323">
            <text:p>2.99323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16000">
            <text:p>2417016000</text:p>
          </table:table-cell>
          <table:table-cell office:value-type="float" office:value="2.98593">
            <text:p>2.9859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37000">
            <text:p>2417037000</text:p>
          </table:table-cell>
          <table:table-cell office:value-type="float" office:value="2.98836">
            <text:p>2.9883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58000">
            <text:p>2417058000</text:p>
          </table:table-cell>
          <table:table-cell office:value-type="float" office:value="3.29394">
            <text:p>3.2939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079000">
            <text:p>2417079000</text:p>
          </table:table-cell>
          <table:table-cell office:value-type="float" office:value="2.94697">
            <text:p>2.94697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00000">
            <text:p>2417100000</text:p>
          </table:table-cell>
          <table:table-cell office:value-type="float" office:value="2.95062">
            <text:p>2.9506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21000">
            <text:p>2417121000</text:p>
          </table:table-cell>
          <table:table-cell office:value-type="float" office:value="2.99201">
            <text:p>2.9920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42000">
            <text:p>2417142000</text:p>
          </table:table-cell>
          <table:table-cell office:value-type="float" office:value="3.03949">
            <text:p>3.03949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63000">
            <text:p>2417163000</text:p>
          </table:table-cell>
          <table:table-cell office:value-type="float" office:value="2.77531">
            <text:p>2.77531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184000">
            <text:p>2417184000</text:p>
          </table:table-cell>
          <table:table-cell office:value-type="float" office:value="3.0541">
            <text:p>3.054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05000">
            <text:p>2417205000</text:p>
          </table:table-cell>
          <table:table-cell office:value-type="float" office:value="2.99445">
            <text:p>2.99445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26000">
            <text:p>2417226000</text:p>
          </table:table-cell>
          <table:table-cell office:value-type="float" office:value="2.95914">
            <text:p>2.9591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47000">
            <text:p>2417247000</text:p>
          </table:table-cell>
          <table:table-cell office:value-type="float" office:value="2.95062">
            <text:p>2.95062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68000">
            <text:p>2417268000</text:p>
          </table:table-cell>
          <table:table-cell office:value-type="float" office:value="2.93966">
            <text:p>2.9396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289000">
            <text:p>2417289000</text:p>
          </table:table-cell>
          <table:table-cell office:value-type="float" office:value="2.86296">
            <text:p>2.862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10000">
            <text:p>2417310000</text:p>
          </table:table-cell>
          <table:table-cell office:value-type="float" office:value="2.9494">
            <text:p>2.949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31000">
            <text:p>2417331000</text:p>
          </table:table-cell>
          <table:table-cell office:value-type="float" office:value="3.3122">
            <text:p>3.312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52000">
            <text:p>2417352000</text:p>
          </table:table-cell>
          <table:table-cell office:value-type="float" office:value="3.03341">
            <text:p>3.03341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73000">
            <text:p>2417373000</text:p>
          </table:table-cell>
          <table:table-cell office:value-type="float" office:value="3.24159">
            <text:p>3.2415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394000">
            <text:p>2417394000</text:p>
          </table:table-cell>
          <table:table-cell office:value-type="float" office:value="3.02488">
            <text:p>3.024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15000">
            <text:p>2417415000</text:p>
          </table:table-cell>
          <table:table-cell office:value-type="float" office:value="3.13811">
            <text:p>3.1381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36000">
            <text:p>2417436000</text:p>
          </table:table-cell>
          <table:table-cell office:value-type="float" office:value="2.94575">
            <text:p>2.94575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57000">
            <text:p>2417457000</text:p>
          </table:table-cell>
          <table:table-cell office:value-type="float" office:value="3.11985">
            <text:p>3.1198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78000">
            <text:p>2417478000</text:p>
          </table:table-cell>
          <table:table-cell office:value-type="float" office:value="2.79966">
            <text:p>2.7996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499000">
            <text:p>2417499000</text:p>
          </table:table-cell>
          <table:table-cell office:value-type="float" office:value="3.21237">
            <text:p>3.2123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20000">
            <text:p>2417520000</text:p>
          </table:table-cell>
          <table:table-cell office:value-type="float" office:value="3.01636">
            <text:p>3.016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41000">
            <text:p>2417541000</text:p>
          </table:table-cell>
          <table:table-cell office:value-type="float" office:value="2.76557">
            <text:p>2.7655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62000">
            <text:p>2417562000</text:p>
          </table:table-cell>
          <table:table-cell office:value-type="float" office:value="2.7473">
            <text:p>2.7473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583000">
            <text:p>2417583000</text:p>
          </table:table-cell>
          <table:table-cell office:value-type="float" office:value="3.32316">
            <text:p>3.3231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04000">
            <text:p>2417604000</text:p>
          </table:table-cell>
          <table:table-cell office:value-type="float" office:value="2.94453">
            <text:p>2.94453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25000">
            <text:p>2417625000</text:p>
          </table:table-cell>
          <table:table-cell office:value-type="float" office:value="2.99932">
            <text:p>2.9993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46000">
            <text:p>2417646000</text:p>
          </table:table-cell>
          <table:table-cell office:value-type="float" office:value="2.96523">
            <text:p>2.96523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67000">
            <text:p>2417667000</text:p>
          </table:table-cell>
          <table:table-cell office:value-type="float" office:value="2.92627">
            <text:p>2.9262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687000">
            <text:p>2417687000</text:p>
          </table:table-cell>
          <table:table-cell office:value-type="float" office:value="2.84105">
            <text:p>2.84105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08000">
            <text:p>2417708000</text:p>
          </table:table-cell>
          <table:table-cell office:value-type="float" office:value="3.00175">
            <text:p>3.00175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29000">
            <text:p>2417729000</text:p>
          </table:table-cell>
          <table:table-cell office:value-type="float" office:value="2.93358">
            <text:p>2.9335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50000">
            <text:p>2417750000</text:p>
          </table:table-cell>
          <table:table-cell office:value-type="float" office:value="2.93479">
            <text:p>2.9347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71000">
            <text:p>2417771000</text:p>
          </table:table-cell>
          <table:table-cell office:value-type="float" office:value="2.74487">
            <text:p>2.7448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792000">
            <text:p>2417792000</text:p>
          </table:table-cell>
          <table:table-cell office:value-type="float" office:value="3.01149">
            <text:p>3.01149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13000">
            <text:p>2417813000</text:p>
          </table:table-cell>
          <table:table-cell office:value-type="float" office:value="2.95427">
            <text:p>2.95427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34000">
            <text:p>2417834000</text:p>
          </table:table-cell>
          <table:table-cell office:value-type="float" office:value="2.96523">
            <text:p>2.9652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55000">
            <text:p>2417855000</text:p>
          </table:table-cell>
          <table:table-cell office:value-type="float" office:value="2.89949">
            <text:p>2.899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76000">
            <text:p>2417876000</text:p>
          </table:table-cell>
          <table:table-cell office:value-type="float" office:value="2.89096">
            <text:p>2.8909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897000">
            <text:p>2417897000</text:p>
          </table:table-cell>
          <table:table-cell office:value-type="float" office:value="3.06019">
            <text:p>3.06019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17000">
            <text:p>2417917000</text:p>
          </table:table-cell>
          <table:table-cell office:value-type="float" office:value="2.98593">
            <text:p>2.9859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38000">
            <text:p>2417938000</text:p>
          </table:table-cell>
          <table:table-cell office:value-type="float" office:value="2.97619">
            <text:p>2.97619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59000">
            <text:p>2417959000</text:p>
          </table:table-cell>
          <table:table-cell office:value-type="float" office:value="3.01271">
            <text:p>3.01271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7980000">
            <text:p>2417980000</text:p>
          </table:table-cell>
          <table:table-cell office:value-type="float" office:value="3.07115">
            <text:p>3.07115</text:p>
          </table:table-cell>
          <table:table-cell office:value-type="float" office:value="3.29826">
            <text:p>3.2982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01000">
            <text:p>2418001000</text:p>
          </table:table-cell>
          <table:table-cell office:value-type="float" office:value="2.90436">
            <text:p>2.904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22000">
            <text:p>2418022000</text:p>
          </table:table-cell>
          <table:table-cell office:value-type="float" office:value="2.93966">
            <text:p>2.9396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43000">
            <text:p>2418043000</text:p>
          </table:table-cell>
          <table:table-cell office:value-type="float" office:value="2.95184">
            <text:p>2.95184</text:p>
          </table:table-cell>
          <table:table-cell office:value-type="float" office:value="3.3004">
            <text:p>3.30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64000">
            <text:p>2418064000</text:p>
          </table:table-cell>
          <table:table-cell office:value-type="float" office:value="3.16002">
            <text:p>3.16002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085000">
            <text:p>2418085000</text:p>
          </table:table-cell>
          <table:table-cell office:value-type="float" office:value="2.95671">
            <text:p>2.9567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06000">
            <text:p>2418106000</text:p>
          </table:table-cell>
          <table:table-cell office:value-type="float" office:value="2.99932">
            <text:p>2.99932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27000">
            <text:p>2418127000</text:p>
          </table:table-cell>
          <table:table-cell office:value-type="float" office:value="2.91288">
            <text:p>2.91288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48000">
            <text:p>2418148000</text:p>
          </table:table-cell>
          <table:table-cell office:value-type="float" office:value="2.88488">
            <text:p>2.88488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68000">
            <text:p>2418168000</text:p>
          </table:table-cell>
          <table:table-cell office:value-type="float" office:value="2.81913">
            <text:p>2.8191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189000">
            <text:p>2418189000</text:p>
          </table:table-cell>
          <table:table-cell office:value-type="float" office:value="3.03706">
            <text:p>3.03706</text:p>
          </table:table-cell>
          <table:table-cell office:value-type="float" office:value="3.2991">
            <text:p>3.299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10000">
            <text:p>2418210000</text:p>
          </table:table-cell>
          <table:table-cell office:value-type="float" office:value="2.96036">
            <text:p>2.96036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31000">
            <text:p>2418231000</text:p>
          </table:table-cell>
          <table:table-cell office:value-type="float" office:value="3.20263">
            <text:p>3.20263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52000">
            <text:p>2418252000</text:p>
          </table:table-cell>
          <table:table-cell office:value-type="float" office:value="2.92749">
            <text:p>2.9274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73000">
            <text:p>2418273000</text:p>
          </table:table-cell>
          <table:table-cell office:value-type="float" office:value="2.98227">
            <text:p>2.982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294000">
            <text:p>2418294000</text:p>
          </table:table-cell>
          <table:table-cell office:value-type="float" office:value="3.04315">
            <text:p>3.04315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15000">
            <text:p>2418315000</text:p>
          </table:table-cell>
          <table:table-cell office:value-type="float" office:value="3.02367">
            <text:p>3.02367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36000">
            <text:p>2418336000</text:p>
          </table:table-cell>
          <table:table-cell office:value-type="float" office:value="3.02001">
            <text:p>3.0200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57000">
            <text:p>2418357000</text:p>
          </table:table-cell>
          <table:table-cell office:value-type="float" office:value="2.96036">
            <text:p>2.96036</text:p>
          </table:table-cell>
          <table:table-cell office:value-type="float" office:value="3.29834">
            <text:p>3.2983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78000">
            <text:p>2418378000</text:p>
          </table:table-cell>
          <table:table-cell office:value-type="float" office:value="2.7473">
            <text:p>2.7473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399000">
            <text:p>2418399000</text:p>
          </table:table-cell>
          <table:table-cell office:value-type="float" office:value="3.07237">
            <text:p>3.07237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19000">
            <text:p>2418419000</text:p>
          </table:table-cell>
          <table:table-cell office:value-type="float" office:value="3.03706">
            <text:p>3.0370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40000">
            <text:p>2418440000</text:p>
          </table:table-cell>
          <table:table-cell office:value-type="float" office:value="2.93966">
            <text:p>2.9396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61000">
            <text:p>2418461000</text:p>
          </table:table-cell>
          <table:table-cell office:value-type="float" office:value="2.88488">
            <text:p>2.8848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482000">
            <text:p>2418482000</text:p>
          </table:table-cell>
          <table:table-cell office:value-type="float" office:value="3.19898">
            <text:p>3.19898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03000">
            <text:p>2418503000</text:p>
          </table:table-cell>
          <table:table-cell office:value-type="float" office:value="2.94818">
            <text:p>2.9481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24000">
            <text:p>2418524000</text:p>
          </table:table-cell>
          <table:table-cell office:value-type="float" office:value="2.84714">
            <text:p>2.84714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45000">
            <text:p>2418545000</text:p>
          </table:table-cell>
          <table:table-cell office:value-type="float" office:value="2.93845">
            <text:p>2.93845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66000">
            <text:p>2418566000</text:p>
          </table:table-cell>
          <table:table-cell office:value-type="float" office:value="2.93966">
            <text:p>2.93966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587000">
            <text:p>2418587000</text:p>
          </table:table-cell>
          <table:table-cell office:value-type="float" office:value="2.95184">
            <text:p>2.9518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08000">
            <text:p>2418608000</text:p>
          </table:table-cell>
          <table:table-cell office:value-type="float" office:value="3.01028">
            <text:p>3.0102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29000">
            <text:p>2418629000</text:p>
          </table:table-cell>
          <table:table-cell office:value-type="float" office:value="2.93479">
            <text:p>2.93479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50000">
            <text:p>2418650000</text:p>
          </table:table-cell>
          <table:table-cell office:value-type="float" office:value="2.96888">
            <text:p>2.96888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71000">
            <text:p>2418671000</text:p>
          </table:table-cell>
          <table:table-cell office:value-type="float" office:value="2.90557">
            <text:p>2.9055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692000">
            <text:p>2418692000</text:p>
          </table:table-cell>
          <table:table-cell office:value-type="float" office:value="2.796">
            <text:p>2.796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13000">
            <text:p>2418713000</text:p>
          </table:table-cell>
          <table:table-cell office:value-type="float" office:value="3.24524">
            <text:p>3.2452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34000">
            <text:p>2418734000</text:p>
          </table:table-cell>
          <table:table-cell office:value-type="float" office:value="2.99323">
            <text:p>2.99323</text:p>
          </table:table-cell>
          <table:table-cell office:value-type="float" office:value="3.30025">
            <text:p>3.3002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55000">
            <text:p>2418755000</text:p>
          </table:table-cell>
          <table:table-cell office:value-type="float" office:value="2.9774">
            <text:p>2.9774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76000">
            <text:p>2418776000</text:p>
          </table:table-cell>
          <table:table-cell office:value-type="float" office:value="2.73635">
            <text:p>2.73635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797000">
            <text:p>2418797000</text:p>
          </table:table-cell>
          <table:table-cell office:value-type="float" office:value="2.97132">
            <text:p>2.97132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18000">
            <text:p>2418818000</text:p>
          </table:table-cell>
          <table:table-cell office:value-type="float" office:value="3.03584">
            <text:p>3.03584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39000">
            <text:p>2418839000</text:p>
          </table:table-cell>
          <table:table-cell office:value-type="float" office:value="2.92018">
            <text:p>2.9201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60000">
            <text:p>2418860000</text:p>
          </table:table-cell>
          <table:table-cell office:value-type="float" office:value="2.94697">
            <text:p>2.9469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881000">
            <text:p>2418881000</text:p>
          </table:table-cell>
          <table:table-cell office:value-type="float" office:value="3.00419">
            <text:p>3.0041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02000">
            <text:p>2418902000</text:p>
          </table:table-cell>
          <table:table-cell office:value-type="float" office:value="2.78748">
            <text:p>2.78748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23000">
            <text:p>2418923000</text:p>
          </table:table-cell>
          <table:table-cell office:value-type="float" office:value="3.00297">
            <text:p>3.0029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44000">
            <text:p>2418944000</text:p>
          </table:table-cell>
          <table:table-cell office:value-type="float" office:value="2.98471">
            <text:p>2.98471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65000">
            <text:p>2418965000</text:p>
          </table:table-cell>
          <table:table-cell office:value-type="float" office:value="3.26959">
            <text:p>3.2695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8986000">
            <text:p>2418986000</text:p>
          </table:table-cell>
          <table:table-cell office:value-type="float" office:value="2.75461">
            <text:p>2.7546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07000">
            <text:p>2419007000</text:p>
          </table:table-cell>
          <table:table-cell office:value-type="float" office:value="2.9421">
            <text:p>2.942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28000">
            <text:p>2419028000</text:p>
          </table:table-cell>
          <table:table-cell office:value-type="float" office:value="2.98958">
            <text:p>2.9895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49000">
            <text:p>2419049000</text:p>
          </table:table-cell>
          <table:table-cell office:value-type="float" office:value="3.01149">
            <text:p>3.0114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70000">
            <text:p>2419070000</text:p>
          </table:table-cell>
          <table:table-cell office:value-type="float" office:value="2.90314">
            <text:p>2.90314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091000">
            <text:p>2419091000</text:p>
          </table:table-cell>
          <table:table-cell office:value-type="float" office:value="3.05045">
            <text:p>3.0504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12000">
            <text:p>2419112000</text:p>
          </table:table-cell>
          <table:table-cell office:value-type="float" office:value="3.29029">
            <text:p>3.2902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33000">
            <text:p>2419133000</text:p>
          </table:table-cell>
          <table:table-cell office:value-type="float" office:value="3.02367">
            <text:p>3.0236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54000">
            <text:p>2419154000</text:p>
          </table:table-cell>
          <table:table-cell office:value-type="float" office:value="2.99323">
            <text:p>2.99323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75000">
            <text:p>2419175000</text:p>
          </table:table-cell>
          <table:table-cell office:value-type="float" office:value="2.77652">
            <text:p>2.77652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196000">
            <text:p>2419196000</text:p>
          </table:table-cell>
          <table:table-cell office:value-type="float" office:value="3.37795">
            <text:p>3.37795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17000">
            <text:p>2419217000</text:p>
          </table:table-cell>
          <table:table-cell office:value-type="float" office:value="3.07237">
            <text:p>3.07237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38000">
            <text:p>2419238000</text:p>
          </table:table-cell>
          <table:table-cell office:value-type="float" office:value="3.24281">
            <text:p>3.2428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59000">
            <text:p>2419259000</text:p>
          </table:table-cell>
          <table:table-cell office:value-type="float" office:value="2.98227">
            <text:p>2.98227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280000">
            <text:p>2419280000</text:p>
          </table:table-cell>
          <table:table-cell office:value-type="float" office:value="2.78383">
            <text:p>2.7838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01000">
            <text:p>2419301000</text:p>
          </table:table-cell>
          <table:table-cell office:value-type="float" office:value="3.1235">
            <text:p>3.1235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22000">
            <text:p>2419322000</text:p>
          </table:table-cell>
          <table:table-cell office:value-type="float" office:value="2.8374">
            <text:p>2.8374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43000">
            <text:p>2419343000</text:p>
          </table:table-cell>
          <table:table-cell office:value-type="float" office:value="3.02123">
            <text:p>3.0212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64000">
            <text:p>2419364000</text:p>
          </table:table-cell>
          <table:table-cell office:value-type="float" office:value="3.17707">
            <text:p>3.1770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385000">
            <text:p>2419385000</text:p>
          </table:table-cell>
          <table:table-cell office:value-type="float" office:value="2.91288">
            <text:p>2.91288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05000">
            <text:p>2419405000</text:p>
          </table:table-cell>
          <table:table-cell office:value-type="float" office:value="2.77896">
            <text:p>2.778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26000">
            <text:p>2419426000</text:p>
          </table:table-cell>
          <table:table-cell office:value-type="float" office:value="3.00906">
            <text:p>3.00906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47000">
            <text:p>2419447000</text:p>
          </table:table-cell>
          <table:table-cell office:value-type="float" office:value="3.10037">
            <text:p>3.1003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68000">
            <text:p>2419468000</text:p>
          </table:table-cell>
          <table:table-cell office:value-type="float" office:value="2.97375">
            <text:p>2.97375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489000">
            <text:p>2419489000</text:p>
          </table:table-cell>
          <table:table-cell office:value-type="float" office:value="2.79966">
            <text:p>2.799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10000">
            <text:p>2419510000</text:p>
          </table:table-cell>
          <table:table-cell office:value-type="float" office:value="3.09063">
            <text:p>3.09063</text:p>
          </table:table-cell>
          <table:table-cell office:value-type="float" office:value="3.29796">
            <text:p>3.2979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31000">
            <text:p>2419531000</text:p>
          </table:table-cell>
          <table:table-cell office:value-type="float" office:value="3.03097">
            <text:p>3.03097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52000">
            <text:p>2419552000</text:p>
          </table:table-cell>
          <table:table-cell office:value-type="float" office:value="3.04071">
            <text:p>3.0407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73000">
            <text:p>2419573000</text:p>
          </table:table-cell>
          <table:table-cell office:value-type="float" office:value="2.80209">
            <text:p>2.802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594000">
            <text:p>2419594000</text:p>
          </table:table-cell>
          <table:table-cell office:value-type="float" office:value="2.75096">
            <text:p>2.75096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15000">
            <text:p>2419615000</text:p>
          </table:table-cell>
          <table:table-cell office:value-type="float" office:value="3.03341">
            <text:p>3.03341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36000">
            <text:p>2419636000</text:p>
          </table:table-cell>
          <table:table-cell office:value-type="float" office:value="2.99688">
            <text:p>2.9968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56000">
            <text:p>2419656000</text:p>
          </table:table-cell>
          <table:table-cell office:value-type="float" office:value="3.04558">
            <text:p>3.04558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77000">
            <text:p>2419677000</text:p>
          </table:table-cell>
          <table:table-cell office:value-type="float" office:value="2.81061">
            <text:p>2.81061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698000">
            <text:p>2419698000</text:p>
          </table:table-cell>
          <table:table-cell office:value-type="float" office:value="2.7887">
            <text:p>2.7887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19000">
            <text:p>2419719000</text:p>
          </table:table-cell>
          <table:table-cell office:value-type="float" office:value="3.03097">
            <text:p>3.03097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40000">
            <text:p>2419740000</text:p>
          </table:table-cell>
          <table:table-cell office:value-type="float" office:value="3.03462">
            <text:p>3.03462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61000">
            <text:p>2419761000</text:p>
          </table:table-cell>
          <table:table-cell office:value-type="float" office:value="3.06141">
            <text:p>3.06141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782000">
            <text:p>2419782000</text:p>
          </table:table-cell>
          <table:table-cell office:value-type="float" office:value="2.98593">
            <text:p>2.9859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03000">
            <text:p>2419803000</text:p>
          </table:table-cell>
          <table:table-cell office:value-type="float" office:value="3.02732">
            <text:p>3.02732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24000">
            <text:p>2419824000</text:p>
          </table:table-cell>
          <table:table-cell office:value-type="float" office:value="2.95427">
            <text:p>2.954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45000">
            <text:p>2419845000</text:p>
          </table:table-cell>
          <table:table-cell office:value-type="float" office:value="2.80453">
            <text:p>2.80453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66000">
            <text:p>2419866000</text:p>
          </table:table-cell>
          <table:table-cell office:value-type="float" office:value="3.26959">
            <text:p>3.26959</text:p>
          </table:table-cell>
          <table:table-cell office:value-type="float" office:value="3.30017">
            <text:p>3.3001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887000">
            <text:p>2419887000</text:p>
          </table:table-cell>
          <table:table-cell office:value-type="float" office:value="2.91044">
            <text:p>2.9104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08000">
            <text:p>2419908000</text:p>
          </table:table-cell>
          <table:table-cell office:value-type="float" office:value="3.16733">
            <text:p>3.1673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29000">
            <text:p>2419929000</text:p>
          </table:table-cell>
          <table:table-cell office:value-type="float" office:value="2.99932">
            <text:p>2.9993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50000">
            <text:p>2419950000</text:p>
          </table:table-cell>
          <table:table-cell office:value-type="float" office:value="3.23063">
            <text:p>3.23063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71000">
            <text:p>2419971000</text:p>
          </table:table-cell>
          <table:table-cell office:value-type="float" office:value="2.77409">
            <text:p>2.77409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19992000">
            <text:p>2419992000</text:p>
          </table:table-cell>
          <table:table-cell office:value-type="float" office:value="3.0188">
            <text:p>3.0188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13000">
            <text:p>2420013000</text:p>
          </table:table-cell>
          <table:table-cell office:value-type="float" office:value="1.21818">
            <text:p>1.21818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34000">
            <text:p>2420034000</text:p>
          </table:table-cell>
          <table:table-cell office:value-type="float" office:value="1.21209">
            <text:p>1.21209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55000">
            <text:p>2420055000</text:p>
          </table:table-cell>
          <table:table-cell office:value-type="float" office:value="1.23279">
            <text:p>1.23279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76000">
            <text:p>2420076000</text:p>
          </table:table-cell>
          <table:table-cell office:value-type="float" office:value="1.21331">
            <text:p>1.21331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097000">
            <text:p>2420097000</text:p>
          </table:table-cell>
          <table:table-cell office:value-type="float" office:value="1.19992">
            <text:p>1.19992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18000">
            <text:p>2420118000</text:p>
          </table:table-cell>
          <table:table-cell office:value-type="float" office:value="1.21574">
            <text:p>1.21574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39000">
            <text:p>2420139000</text:p>
          </table:table-cell>
          <table:table-cell office:value-type="float" office:value="1.20722">
            <text:p>1.2072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60000">
            <text:p>2420160000</text:p>
          </table:table-cell>
          <table:table-cell office:value-type="float" office:value="1.20235">
            <text:p>1.20235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181000">
            <text:p>2420181000</text:p>
          </table:table-cell>
          <table:table-cell office:value-type="float" office:value="1.22427">
            <text:p>1.2242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02000">
            <text:p>2420202000</text:p>
          </table:table-cell>
          <table:table-cell office:value-type="float" office:value="1.19383">
            <text:p>1.1938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23000">
            <text:p>2420223000</text:p>
          </table:table-cell>
          <table:table-cell office:value-type="float" office:value="1.19626">
            <text:p>1.1962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44000">
            <text:p>2420244000</text:p>
          </table:table-cell>
          <table:table-cell office:value-type="float" office:value="1.15244">
            <text:p>1.1524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65000">
            <text:p>2420265000</text:p>
          </table:table-cell>
          <table:table-cell office:value-type="float" office:value="1.21696">
            <text:p>1.21696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286000">
            <text:p>2420286000</text:p>
          </table:table-cell>
          <table:table-cell office:value-type="float" office:value="1.20113">
            <text:p>1.20113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07000">
            <text:p>2420307000</text:p>
          </table:table-cell>
          <table:table-cell office:value-type="float" office:value="1.22061">
            <text:p>1.2206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28000">
            <text:p>2420328000</text:p>
          </table:table-cell>
          <table:table-cell office:value-type="float" office:value="1.27783">
            <text:p>1.27783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49000">
            <text:p>2420349000</text:p>
          </table:table-cell>
          <table:table-cell office:value-type="float" office:value="1.20357">
            <text:p>1.2035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70000">
            <text:p>2420370000</text:p>
          </table:table-cell>
          <table:table-cell office:value-type="float" office:value="1.1987">
            <text:p>1.1987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391000">
            <text:p>2420391000</text:p>
          </table:table-cell>
          <table:table-cell office:value-type="float" office:value="1.22427">
            <text:p>1.2242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12000">
            <text:p>2420412000</text:p>
          </table:table-cell>
          <table:table-cell office:value-type="float" office:value="1.20113">
            <text:p>1.20113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33000">
            <text:p>2420433000</text:p>
          </table:table-cell>
          <table:table-cell office:value-type="float" office:value="1.23279">
            <text:p>1.2327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54000">
            <text:p>2420454000</text:p>
          </table:table-cell>
          <table:table-cell office:value-type="float" office:value="1.21087">
            <text:p>1.210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75000">
            <text:p>2420475000</text:p>
          </table:table-cell>
          <table:table-cell office:value-type="float" office:value="1.23279">
            <text:p>1.23279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496000">
            <text:p>2420496000</text:p>
          </table:table-cell>
          <table:table-cell office:value-type="float" office:value="1.21696">
            <text:p>1.21696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17000">
            <text:p>2420517000</text:p>
          </table:table-cell>
          <table:table-cell office:value-type="float" office:value="1.17922">
            <text:p>1.1792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38000">
            <text:p>2420538000</text:p>
          </table:table-cell>
          <table:table-cell office:value-type="float" office:value="1.16826">
            <text:p>1.16826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59000">
            <text:p>2420559000</text:p>
          </table:table-cell>
          <table:table-cell office:value-type="float" office:value="1.20844">
            <text:p>1.2084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580000">
            <text:p>2420580000</text:p>
          </table:table-cell>
          <table:table-cell office:value-type="float" office:value="1.2194">
            <text:p>1.2194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01000">
            <text:p>2420601000</text:p>
          </table:table-cell>
          <table:table-cell office:value-type="float" office:value="1.23766">
            <text:p>1.23766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22000">
            <text:p>2420622000</text:p>
          </table:table-cell>
          <table:table-cell office:value-type="float" office:value="1.20844">
            <text:p>1.20844</text:p>
          </table:table-cell>
          <table:table-cell office:value-type="float" office:value="3.29857">
            <text:p>3.2985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43000">
            <text:p>2420643000</text:p>
          </table:table-cell>
          <table:table-cell office:value-type="float" office:value="1.20113">
            <text:p>1.2011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63000">
            <text:p>2420663000</text:p>
          </table:table-cell>
          <table:table-cell office:value-type="float" office:value="1.21453">
            <text:p>1.21453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684000">
            <text:p>2420684000</text:p>
          </table:table-cell>
          <table:table-cell office:value-type="float" office:value="1.206">
            <text:p>1.20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05000">
            <text:p>2420705000</text:p>
          </table:table-cell>
          <table:table-cell office:value-type="float" office:value="1.21087">
            <text:p>1.21087</text:p>
          </table:table-cell>
          <table:table-cell office:value-type="float" office:value="3.29948">
            <text:p>3.2994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26000">
            <text:p>2420726000</text:p>
          </table:table-cell>
          <table:table-cell office:value-type="float" office:value="1.21087">
            <text:p>1.21087</text:p>
          </table:table-cell>
          <table:table-cell office:value-type="float" office:value="3.29987">
            <text:p>3.299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47000">
            <text:p>2420747000</text:p>
          </table:table-cell>
          <table:table-cell office:value-type="float" office:value="1.22427">
            <text:p>1.22427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68000">
            <text:p>2420768000</text:p>
          </table:table-cell>
          <table:table-cell office:value-type="float" office:value="1.16218">
            <text:p>1.1621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789000">
            <text:p>2420789000</text:p>
          </table:table-cell>
          <table:table-cell office:value-type="float" office:value="1.24983">
            <text:p>1.24983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10000">
            <text:p>2420810000</text:p>
          </table:table-cell>
          <table:table-cell office:value-type="float" office:value="1.18896">
            <text:p>1.18896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31000">
            <text:p>2420831000</text:p>
          </table:table-cell>
          <table:table-cell office:value-type="float" office:value="1.23279">
            <text:p>1.23279</text:p>
          </table:table-cell>
          <table:table-cell office:value-type="float" office:value="3.29742">
            <text:p>3.297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52000">
            <text:p>2420852000</text:p>
          </table:table-cell>
          <table:table-cell office:value-type="float" office:value="1.20844">
            <text:p>1.20844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73000">
            <text:p>2420873000</text:p>
          </table:table-cell>
          <table:table-cell office:value-type="float" office:value="1.31558">
            <text:p>1.31558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893000">
            <text:p>2420893000</text:p>
          </table:table-cell>
          <table:table-cell office:value-type="float" office:value="1.22427">
            <text:p>1.22427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14000">
            <text:p>2420914000</text:p>
          </table:table-cell>
          <table:table-cell office:value-type="float" office:value="1.23401">
            <text:p>1.23401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35000">
            <text:p>2420935000</text:p>
          </table:table-cell>
          <table:table-cell office:value-type="float" office:value="1.20479">
            <text:p>1.20479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56000">
            <text:p>2420956000</text:p>
          </table:table-cell>
          <table:table-cell office:value-type="float" office:value="1.20479">
            <text:p>1.20479</text:p>
          </table:table-cell>
          <table:table-cell office:value-type="float" office:value="3.29903">
            <text:p>3.299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77000">
            <text:p>2420977000</text:p>
          </table:table-cell>
          <table:table-cell office:value-type="float" office:value="1.17435">
            <text:p>1.17435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0998000">
            <text:p>2420998000</text:p>
          </table:table-cell>
          <table:table-cell office:value-type="float" office:value="1.18409">
            <text:p>1.18409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19000">
            <text:p>2421019000</text:p>
          </table:table-cell>
          <table:table-cell office:value-type="float" office:value="1.2267">
            <text:p>1.226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40000">
            <text:p>2421040000</text:p>
          </table:table-cell>
          <table:table-cell office:value-type="float" office:value="1.18044">
            <text:p>1.18044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61000">
            <text:p>2421061000</text:p>
          </table:table-cell>
          <table:table-cell office:value-type="float" office:value="1.19383">
            <text:p>1.19383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082000">
            <text:p>2421082000</text:p>
          </table:table-cell>
          <table:table-cell office:value-type="float" office:value="1.19992">
            <text:p>1.19992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03000">
            <text:p>2421103000</text:p>
          </table:table-cell>
          <table:table-cell office:value-type="float" office:value="1.23035">
            <text:p>1.23035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24000">
            <text:p>2421124000</text:p>
          </table:table-cell>
          <table:table-cell office:value-type="float" office:value="1.18653">
            <text:p>1.18653</text:p>
          </table:table-cell>
          <table:table-cell office:value-type="float" office:value="3.29735">
            <text:p>3.2973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44000">
            <text:p>2421144000</text:p>
          </table:table-cell>
          <table:table-cell office:value-type="float" office:value="1.24131">
            <text:p>1.24131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65000">
            <text:p>2421165000</text:p>
          </table:table-cell>
          <table:table-cell office:value-type="float" office:value="1.17313">
            <text:p>1.17313</text:p>
          </table:table-cell>
          <table:table-cell office:value-type="float" office:value="3.29758">
            <text:p>3.2975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186000">
            <text:p>2421186000</text:p>
          </table:table-cell>
          <table:table-cell office:value-type="float" office:value="1.20235">
            <text:p>1.2023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07000">
            <text:p>2421207000</text:p>
          </table:table-cell>
          <table:table-cell office:value-type="float" office:value="1.16461">
            <text:p>1.16461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28000">
            <text:p>2421228000</text:p>
          </table:table-cell>
          <table:table-cell office:value-type="float" office:value="1.1987">
            <text:p>1.1987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49000">
            <text:p>2421249000</text:p>
          </table:table-cell>
          <table:table-cell office:value-type="float" office:value="1.25105">
            <text:p>1.25105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70000">
            <text:p>2421270000</text:p>
          </table:table-cell>
          <table:table-cell office:value-type="float" office:value="1.1987">
            <text:p>1.19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291000">
            <text:p>2421291000</text:p>
          </table:table-cell>
          <table:table-cell office:value-type="float" office:value="1.21696">
            <text:p>1.2169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12000">
            <text:p>2421312000</text:p>
          </table:table-cell>
          <table:table-cell office:value-type="float" office:value="1.22305">
            <text:p>1.22305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33000">
            <text:p>2421333000</text:p>
          </table:table-cell>
          <table:table-cell office:value-type="float" office:value="1.21087">
            <text:p>1.210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54000">
            <text:p>2421354000</text:p>
          </table:table-cell>
          <table:table-cell office:value-type="float" office:value="1.26688">
            <text:p>1.26688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75000">
            <text:p>2421375000</text:p>
          </table:table-cell>
          <table:table-cell office:value-type="float" office:value="1.21818">
            <text:p>1.2181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396000">
            <text:p>2421396000</text:p>
          </table:table-cell>
          <table:table-cell office:value-type="float" office:value="1.21087">
            <text:p>1.210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17000">
            <text:p>2421417000</text:p>
          </table:table-cell>
          <table:table-cell office:value-type="float" office:value="1.24618">
            <text:p>1.24618</text:p>
          </table:table-cell>
          <table:table-cell office:value-type="float" office:value="3.30032">
            <text:p>3.3003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38000">
            <text:p>2421438000</text:p>
          </table:table-cell>
          <table:table-cell office:value-type="float" office:value="1.23157">
            <text:p>1.2315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59000">
            <text:p>2421459000</text:p>
          </table:table-cell>
          <table:table-cell office:value-type="float" office:value="1.24496">
            <text:p>1.2449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480000">
            <text:p>2421480000</text:p>
          </table:table-cell>
          <table:table-cell office:value-type="float" office:value="1.20113">
            <text:p>1.20113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01000">
            <text:p>2421501000</text:p>
          </table:table-cell>
          <table:table-cell office:value-type="float" office:value="1.25714">
            <text:p>1.25714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22000">
            <text:p>2421522000</text:p>
          </table:table-cell>
          <table:table-cell office:value-type="float" office:value="1.20479">
            <text:p>1.20479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43000">
            <text:p>2421543000</text:p>
          </table:table-cell>
          <table:table-cell office:value-type="float" office:value="1.19992">
            <text:p>1.19992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64000">
            <text:p>2421564000</text:p>
          </table:table-cell>
          <table:table-cell office:value-type="float" office:value="1.20235">
            <text:p>1.20235</text:p>
          </table:table-cell>
          <table:table-cell office:value-type="float" office:value="3.29842">
            <text:p>3.2984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585000">
            <text:p>2421585000</text:p>
          </table:table-cell>
          <table:table-cell office:value-type="float" office:value="1.21209">
            <text:p>1.21209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06000">
            <text:p>2421606000</text:p>
          </table:table-cell>
          <table:table-cell office:value-type="float" office:value="1.11591">
            <text:p>1.11591</text:p>
          </table:table-cell>
          <table:table-cell office:value-type="float" office:value="3.2975">
            <text:p>3.29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27000">
            <text:p>2421627000</text:p>
          </table:table-cell>
          <table:table-cell office:value-type="float" office:value="1.19383">
            <text:p>1.19383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48000">
            <text:p>2421648000</text:p>
          </table:table-cell>
          <table:table-cell office:value-type="float" office:value="1.20722">
            <text:p>1.20722</text:p>
          </table:table-cell>
          <table:table-cell office:value-type="float" office:value="3.2988">
            <text:p>3.29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69000">
            <text:p>2421669000</text:p>
          </table:table-cell>
          <table:table-cell office:value-type="float" office:value="1.20479">
            <text:p>1.20479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690000">
            <text:p>2421690000</text:p>
          </table:table-cell>
          <table:table-cell office:value-type="float" office:value="1.20966">
            <text:p>1.20966</text:p>
          </table:table-cell>
          <table:table-cell office:value-type="float" office:value="3.29887">
            <text:p>3.2988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11000">
            <text:p>2421711000</text:p>
          </table:table-cell>
          <table:table-cell office:value-type="float" office:value="1.22305">
            <text:p>1.2230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32000">
            <text:p>2421732000</text:p>
          </table:table-cell>
          <table:table-cell office:value-type="float" office:value="1.22792">
            <text:p>1.22792</text:p>
          </table:table-cell>
          <table:table-cell office:value-type="float" office:value="3.29865">
            <text:p>3.298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53000">
            <text:p>2421753000</text:p>
          </table:table-cell>
          <table:table-cell office:value-type="float" office:value="1.23279">
            <text:p>1.23279</text:p>
          </table:table-cell>
          <table:table-cell office:value-type="float" office:value="3.29666">
            <text:p>3.2966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74000">
            <text:p>2421774000</text:p>
          </table:table-cell>
          <table:table-cell office:value-type="float" office:value="1.24253">
            <text:p>1.24253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795000">
            <text:p>2421795000</text:p>
          </table:table-cell>
          <table:table-cell office:value-type="float" office:value="1.19992">
            <text:p>1.19992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16000">
            <text:p>2421816000</text:p>
          </table:table-cell>
          <table:table-cell office:value-type="float" office:value="1.22427">
            <text:p>1.22427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37000">
            <text:p>2421837000</text:p>
          </table:table-cell>
          <table:table-cell office:value-type="float" office:value="1.23279">
            <text:p>1.23279</text:p>
          </table:table-cell>
          <table:table-cell office:value-type="float" office:value="3.30009">
            <text:p>3.3000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58000">
            <text:p>2421858000</text:p>
          </table:table-cell>
          <table:table-cell office:value-type="float" office:value="1.22792">
            <text:p>1.22792</text:p>
          </table:table-cell>
          <table:table-cell office:value-type="float" office:value="3.29773">
            <text:p>3.2977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879000">
            <text:p>2421879000</text:p>
          </table:table-cell>
          <table:table-cell office:value-type="float" office:value="1.21696">
            <text:p>1.2169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00000">
            <text:p>2421900000</text:p>
          </table:table-cell>
          <table:table-cell office:value-type="float" office:value="1.23157">
            <text:p>1.23157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21000">
            <text:p>2421921000</text:p>
          </table:table-cell>
          <table:table-cell office:value-type="float" office:value="1.2267">
            <text:p>1.226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42000">
            <text:p>2421942000</text:p>
          </table:table-cell>
          <table:table-cell office:value-type="float" office:value="1.18531">
            <text:p>1.1853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63000">
            <text:p>2421963000</text:p>
          </table:table-cell>
          <table:table-cell office:value-type="float" office:value="1.28879">
            <text:p>1.28879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1984000">
            <text:p>2421984000</text:p>
          </table:table-cell>
          <table:table-cell office:value-type="float" office:value="1.22427">
            <text:p>1.2242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05000">
            <text:p>2422005000</text:p>
          </table:table-cell>
          <table:table-cell office:value-type="float" office:value="1.21331">
            <text:p>1.21331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26000">
            <text:p>2422026000</text:p>
          </table:table-cell>
          <table:table-cell office:value-type="float" office:value="1.19383">
            <text:p>1.19383</text:p>
          </table:table-cell>
          <table:table-cell office:value-type="float" office:value="3.29941">
            <text:p>3.2994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47000">
            <text:p>2422047000</text:p>
          </table:table-cell>
          <table:table-cell office:value-type="float" office:value="1.29244">
            <text:p>1.29244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68000">
            <text:p>2422068000</text:p>
          </table:table-cell>
          <table:table-cell office:value-type="float" office:value="1.23157">
            <text:p>1.2315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089000">
            <text:p>2422089000</text:p>
          </table:table-cell>
          <table:table-cell office:value-type="float" office:value="1.21696">
            <text:p>1.2169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10000">
            <text:p>2422110000</text:p>
          </table:table-cell>
          <table:table-cell office:value-type="float" office:value="1.20235">
            <text:p>1.20235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31000">
            <text:p>2422131000</text:p>
          </table:table-cell>
          <table:table-cell office:value-type="float" office:value="1.22061">
            <text:p>1.2206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52000">
            <text:p>2422152000</text:p>
          </table:table-cell>
          <table:table-cell office:value-type="float" office:value="1.19018">
            <text:p>1.19018</text:p>
          </table:table-cell>
          <table:table-cell office:value-type="float" office:value="3.29712">
            <text:p>3.2971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73000">
            <text:p>2422173000</text:p>
          </table:table-cell>
          <table:table-cell office:value-type="float" office:value="1.16826">
            <text:p>1.16826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194000">
            <text:p>2422194000</text:p>
          </table:table-cell>
          <table:table-cell office:value-type="float" office:value="1.21453">
            <text:p>1.21453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15000">
            <text:p>2422215000</text:p>
          </table:table-cell>
          <table:table-cell office:value-type="float" office:value="1.26688">
            <text:p>1.2668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36000">
            <text:p>2422236000</text:p>
          </table:table-cell>
          <table:table-cell office:value-type="float" office:value="1.19139">
            <text:p>1.19139</text:p>
          </table:table-cell>
          <table:table-cell office:value-type="float" office:value="3.29819">
            <text:p>3.2981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57000">
            <text:p>2422257000</text:p>
          </table:table-cell>
          <table:table-cell office:value-type="float" office:value="1.178">
            <text:p>1.178</text:p>
          </table:table-cell>
          <table:table-cell office:value-type="float" office:value="3.29956">
            <text:p>3.2995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78000">
            <text:p>2422278000</text:p>
          </table:table-cell>
          <table:table-cell office:value-type="float" office:value="1.17922">
            <text:p>1.17922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299000">
            <text:p>2422299000</text:p>
          </table:table-cell>
          <table:table-cell office:value-type="float" office:value="1.1987">
            <text:p>1.198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20000">
            <text:p>2422320000</text:p>
          </table:table-cell>
          <table:table-cell office:value-type="float" office:value="1.19383">
            <text:p>1.19383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41000">
            <text:p>2422341000</text:p>
          </table:table-cell>
          <table:table-cell office:value-type="float" office:value="1.21453">
            <text:p>1.2145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62000">
            <text:p>2422362000</text:p>
          </table:table-cell>
          <table:table-cell office:value-type="float" office:value="1.21574">
            <text:p>1.21574</text:p>
          </table:table-cell>
          <table:table-cell office:value-type="float" office:value="3.29811">
            <text:p>3.298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383000">
            <text:p>2422383000</text:p>
          </table:table-cell>
          <table:table-cell office:value-type="float" office:value="1.22061">
            <text:p>1.22061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04000">
            <text:p>2422404000</text:p>
          </table:table-cell>
          <table:table-cell office:value-type="float" office:value="1.19505">
            <text:p>1.19505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25000">
            <text:p>2422425000</text:p>
          </table:table-cell>
          <table:table-cell office:value-type="float" office:value="1.21087">
            <text:p>1.210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46000">
            <text:p>2422446000</text:p>
          </table:table-cell>
          <table:table-cell office:value-type="float" office:value="1.22548">
            <text:p>1.22548</text:p>
          </table:table-cell>
          <table:table-cell office:value-type="float" office:value="3.29918">
            <text:p>3.2991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67000">
            <text:p>2422467000</text:p>
          </table:table-cell>
          <table:table-cell office:value-type="float" office:value="1.22914">
            <text:p>1.22914</text:p>
          </table:table-cell>
          <table:table-cell office:value-type="float" office:value="3.29979">
            <text:p>3.2997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488000">
            <text:p>2422488000</text:p>
          </table:table-cell>
          <table:table-cell office:value-type="float" office:value="1.20722">
            <text:p>1.20722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09000">
            <text:p>2422509000</text:p>
          </table:table-cell>
          <table:table-cell office:value-type="float" office:value="1.21696">
            <text:p>1.21696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30000">
            <text:p>2422530000</text:p>
          </table:table-cell>
          <table:table-cell office:value-type="float" office:value="1.21209">
            <text:p>1.21209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51000">
            <text:p>2422551000</text:p>
          </table:table-cell>
          <table:table-cell office:value-type="float" office:value="1.19261">
            <text:p>1.19261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72000">
            <text:p>2422572000</text:p>
          </table:table-cell>
          <table:table-cell office:value-type="float" office:value="1.23888">
            <text:p>1.23888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593000">
            <text:p>2422593000</text:p>
          </table:table-cell>
          <table:table-cell office:value-type="float" office:value="1.21087">
            <text:p>1.21087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14000">
            <text:p>2422614000</text:p>
          </table:table-cell>
          <table:table-cell office:value-type="float" office:value="1.23157">
            <text:p>1.2315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34000">
            <text:p>2422634000</text:p>
          </table:table-cell>
          <table:table-cell office:value-type="float" office:value="1.21209">
            <text:p>1.21209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55000">
            <text:p>2422655000</text:p>
          </table:table-cell>
          <table:table-cell office:value-type="float" office:value="1.24131">
            <text:p>1.24131</text:p>
          </table:table-cell>
          <table:table-cell office:value-type="float" office:value="3.29727">
            <text:p>3.2972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76000">
            <text:p>2422676000</text:p>
          </table:table-cell>
          <table:table-cell office:value-type="float" office:value="1.18774">
            <text:p>1.1877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697000">
            <text:p>2422697000</text:p>
          </table:table-cell>
          <table:table-cell office:value-type="float" office:value="1.24131">
            <text:p>1.24131</text:p>
          </table:table-cell>
          <table:table-cell office:value-type="float" office:value="3.30002">
            <text:p>3.3000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18000">
            <text:p>2422718000</text:p>
          </table:table-cell>
          <table:table-cell office:value-type="float" office:value="1.14391">
            <text:p>1.14391</text:p>
          </table:table-cell>
          <table:table-cell office:value-type="float" office:value="3.29994">
            <text:p>3.2999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39000">
            <text:p>2422739000</text:p>
          </table:table-cell>
          <table:table-cell office:value-type="float" office:value="1.28757">
            <text:p>1.28757</text:p>
          </table:table-cell>
          <table:table-cell office:value-type="float" office:value="3.29704">
            <text:p>3.2970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60000">
            <text:p>2422760000</text:p>
          </table:table-cell>
          <table:table-cell office:value-type="float" office:value="1.20357">
            <text:p>1.20357</text:p>
          </table:table-cell>
          <table:table-cell office:value-type="float" office:value="3.29895">
            <text:p>3.2989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781000">
            <text:p>2422781000</text:p>
          </table:table-cell>
          <table:table-cell office:value-type="float" office:value="1.21574">
            <text:p>1.21574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02000">
            <text:p>2422802000</text:p>
          </table:table-cell>
          <table:table-cell office:value-type="float" office:value="1.19626">
            <text:p>1.19626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23000">
            <text:p>2422823000</text:p>
          </table:table-cell>
          <table:table-cell office:value-type="float" office:value="1.20966">
            <text:p>1.20966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44000">
            <text:p>2422844000</text:p>
          </table:table-cell>
          <table:table-cell office:value-type="float" office:value="1.19748">
            <text:p>1.19748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65000">
            <text:p>2422865000</text:p>
          </table:table-cell>
          <table:table-cell office:value-type="float" office:value="1.20113">
            <text:p>1.20113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886000">
            <text:p>2422886000</text:p>
          </table:table-cell>
          <table:table-cell office:value-type="float" office:value="1.24983">
            <text:p>1.24983</text:p>
          </table:table-cell>
          <table:table-cell office:value-type="float" office:value="3.29803">
            <text:p>3.2980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07000">
            <text:p>2422907000</text:p>
          </table:table-cell>
          <table:table-cell office:value-type="float" office:value="1.19992">
            <text:p>1.19992</text:p>
          </table:table-cell>
          <table:table-cell office:value-type="float" office:value="3.29971">
            <text:p>3.2997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28000">
            <text:p>2422928000</text:p>
          </table:table-cell>
          <table:table-cell office:value-type="float" office:value="1.20722">
            <text:p>1.20722</text:p>
          </table:table-cell>
          <table:table-cell office:value-type="float" office:value="3.29849">
            <text:p>3.2984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49000">
            <text:p>2422949000</text:p>
          </table:table-cell>
          <table:table-cell office:value-type="float" office:value="1.20235">
            <text:p>1.20235</text:p>
          </table:table-cell>
          <table:table-cell office:value-type="float" office:value="3.29681">
            <text:p>3.2968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70000">
            <text:p>2422970000</text:p>
          </table:table-cell>
          <table:table-cell office:value-type="float" office:value="1.18409">
            <text:p>1.18409</text:p>
          </table:table-cell>
          <table:table-cell office:value-type="float" office:value="3.29872">
            <text:p>3.298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2991000">
            <text:p>2422991000</text:p>
          </table:table-cell>
          <table:table-cell office:value-type="float" office:value="1.20966">
            <text:p>1.20966</text:p>
          </table:table-cell>
          <table:table-cell office:value-type="float" office:value="3.29659">
            <text:p>3.2965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12000">
            <text:p>2423012000</text:p>
          </table:table-cell>
          <table:table-cell office:value-type="float" office:value="1.20479">
            <text:p>1.20479</text:p>
          </table:table-cell>
          <table:table-cell office:value-type="float" office:value="3.29788">
            <text:p>3.2978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33000">
            <text:p>2423033000</text:p>
          </table:table-cell>
          <table:table-cell office:value-type="float" office:value="1.21087">
            <text:p>1.21087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54000">
            <text:p>2423054000</text:p>
          </table:table-cell>
          <table:table-cell office:value-type="float" office:value="1.21574">
            <text:p>1.21574</text:p>
          </table:table-cell>
          <table:table-cell office:value-type="float" office:value="3.29765">
            <text:p>3.2976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75000">
            <text:p>2423075000</text:p>
          </table:table-cell>
          <table:table-cell office:value-type="float" office:value="1.21087">
            <text:p>1.21087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096000">
            <text:p>2423096000</text:p>
          </table:table-cell>
          <table:table-cell office:value-type="float" office:value="1.206">
            <text:p>1.206</text:p>
          </table:table-cell>
          <table:table-cell office:value-type="float" office:value="3.29964">
            <text:p>3.2996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17000">
            <text:p>2423117000</text:p>
          </table:table-cell>
          <table:table-cell office:value-type="float" office:value="1.23279">
            <text:p>1.23279</text:p>
          </table:table-cell>
          <table:table-cell office:value-type="float" office:value="3.29933">
            <text:p>3.2993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38000">
            <text:p>2423138000</text:p>
          </table:table-cell>
          <table:table-cell office:value-type="float" office:value="1.21331">
            <text:p>1.21331</text:p>
          </table:table-cell>
          <table:table-cell office:value-type="float" office:value="3.2972">
            <text:p>3.297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59000">
            <text:p>2423159000</text:p>
          </table:table-cell>
          <table:table-cell office:value-type="float" office:value="1.20722">
            <text:p>1.20722</text:p>
          </table:table-cell>
          <table:table-cell office:value-type="float" office:value="3.29674">
            <text:p>3.2967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180000">
            <text:p>2423180000</text:p>
          </table:table-cell>
          <table:table-cell office:value-type="float" office:value="1.21696">
            <text:p>1.21696</text:p>
          </table:table-cell>
          <table:table-cell office:value-type="float" office:value="3.29697">
            <text:p>3.2969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423201000">
            <text:p>2423201000</text:p>
          </table:table-cell>
          <table:table-cell office:value-type="float" office:value="1.18531">
            <text:p>1.18531</text:p>
          </table:table-cell>
          <table:table-cell office:value-type="float" office:value="3.29689">
            <text:p>3.2968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 table:number-rows-repeated="104780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3-06T13:39:14</dc:date>
    <meta:editing-duration>PT1M15S</meta:editing-duration>
    <meta:editing-cycles>4</meta:editing-cycles>
    <meta:document-statistic meta:table-count="1" meta:cell-count="38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0080" draw:fill-color="#00008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85cm" svg:y="4.201cm" style:legend-expansion="high" chart:style-name="ch2"/>
        <chart:plot-area chart:style-name="ch3" table:cell-range-address="Sheet1.B1:Sheet1.B766" chart:data-source-has-labels="row" svg:x="0.77cm" svg:y="0.855cm" svg:width="11.076cm" svg:height="7.545cm">
          <chartooo:coordinate-region svg:x="1.206cm" svg:y="1.054cm" svg:width="10.64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66" chart:label-cell-address="Sheet1.B1:Sheet1.B1" chart:class="chart:scatter">
            <chart:data-point chart:repeated="7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rrent (mA)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1453">
                <text:p>1.21453</text:p>
                <draw:g>
                  <svg:desc>Sheet1.B2:Sheet1.B7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444">
                <text:p>1.26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748">
                <text:p>1.19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818">
                <text:p>1.2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679">
                <text:p>1.17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018">
                <text:p>1.19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705">
                <text:p>1.16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679">
                <text:p>1.17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1116">
                <text:p>3.2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3899">
                <text:p>3.33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472">
                <text:p>3.1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0801">
                <text:p>2.90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6002">
                <text:p>3.16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8194">
                <text:p>3.18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4818">
                <text:p>2.94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9705">
                <text:p>2.89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90192">
                <text:p>2.90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0054">
                <text:p>3.00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2698">
                <text:p>3.22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0453">
                <text:p>2.804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766">
                <text:p>2.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9235">
                <text:p>2.79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8366">
                <text:p>2.88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6993">
                <text:p>3.069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9289">
                <text:p>3.19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975">
                <text:p>3.02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3009">
                <text:p>2.83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0331">
                <text:p>2.803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2975">
                <text:p>3.0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5864">
                <text:p>3.25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4105">
                <text:p>2.84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4298">
                <text:p>3.14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8853">
                <text:p>2.88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9567">
                <text:p>2.99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6922">
                <text:p>2.769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2157">
                <text:p>2.821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1531">
                <text:p>2.915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8542">
                <text:p>3.28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2157">
                <text:p>2.821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4142">
                <text:p>3.341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4315">
                <text:p>3.043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8698">
                <text:p>3.086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7862">
                <text:p>2.97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3794">
                <text:p>3.237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1724">
                <text:p>3.21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3131">
                <text:p>2.83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0574">
                <text:p>2.805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3496">
                <text:p>2.83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3307">
                <text:p>3.23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122">
                <text:p>3.3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27203">
                <text:p>3.272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2854">
                <text:p>3.028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32316">
                <text:p>3.32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32316">
                <text:p>3.32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4663">
                <text:p>3.14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7497">
                <text:p>2.97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3219">
                <text:p>3.032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2035">
                <text:p>2.820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90436">
                <text:p>2.90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16854">
                <text:p>3.168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8992">
                <text:p>2.789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1985">
                <text:p>3.11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9655">
                <text:p>3.19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8194">
                <text:p>3.18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05532">
                <text:p>3.055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2505">
                <text:p>2.925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7287">
                <text:p>2.77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007">
                <text:p>2.9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9151">
                <text:p>3.291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7635">
                <text:p>2.87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5688">
                <text:p>2.85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908">
                <text:p>2.99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9671">
                <text:p>3.096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90436">
                <text:p>2.90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3983">
                <text:p>2.839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4852">
                <text:p>2.74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4176">
                <text:p>3.14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6506">
                <text:p>3.065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22211">
                <text:p>3.22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9462">
                <text:p>2.894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0591">
                <text:p>2.705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5549">
                <text:p>2.955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92018">
                <text:p>2.92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7044">
                <text:p>2.770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25377">
                <text:p>3.253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0713">
                <text:p>2.70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7879">
                <text:p>2.878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68">
                <text:p>2.7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24768">
                <text:p>3.24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19776">
                <text:p>3.197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5704">
                <text:p>2.757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31586">
                <text:p>3.315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7619">
                <text:p>2.976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0923">
                <text:p>2.909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4974">
                <text:p>2.74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5238">
                <text:p>3.352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1636">
                <text:p>3.01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26959">
                <text:p>3.269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473">
                <text:p>2.74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2505">
                <text:p>2.92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3933">
                <text:p>3.139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89827">
                <text:p>2.898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141">
                <text:p>2.91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2279">
                <text:p>2.822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4227">
                <text:p>2.842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8447">
                <text:p>2.84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332">
                <text:p>2.943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8072">
                <text:p>3.180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0733">
                <text:p>3.307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09063">
                <text:p>3.09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4193">
                <text:p>3.041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5289">
                <text:p>3.05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23916">
                <text:p>3.239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35238">
                <text:p>3.352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0158">
                <text:p>3.10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3828">
                <text:p>3.038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7341">
                <text:p>3.173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86175">
                <text:p>2.861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3949">
                <text:p>3.039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675">
                <text:p>3.06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88001">
                <text:p>2.88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8924">
                <text:p>3.189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5583">
                <text:p>2.755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339">
                <text:p>2.75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5637">
                <text:p>3.156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9567">
                <text:p>2.995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2157">
                <text:p>2.821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5776">
                <text:p>3.057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21116">
                <text:p>3.211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2975">
                <text:p>3.029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77287">
                <text:p>2.77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20385">
                <text:p>3.20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73513">
                <text:p>2.735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261">
                <text:p>3.02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26838">
                <text:p>3.268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79357">
                <text:p>2.793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10402">
                <text:p>3.104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2842">
                <text:p>3.28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88609">
                <text:p>2.886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2282">
                <text:p>3.22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75948">
                <text:p>2.759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91166">
                <text:p>2.91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8211">
                <text:p>3.082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0784">
                <text:p>3.00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4541">
                <text:p>3.145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90192">
                <text:p>2.901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01758">
                <text:p>3.017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4802">
                <text:p>3.04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0662">
                <text:p>3.006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78139">
                <text:p>2.781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76678">
                <text:p>2.766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.78505">
                <text:p>2.785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8194">
                <text:p>3.181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95792">
                <text:p>2.957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23672">
                <text:p>3.236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7327">
                <text:p>2.73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93601">
                <text:p>2.93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91897">
                <text:p>2.918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22455">
                <text:p>3.224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77165">
                <text:p>2.771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26716">
                <text:p>3.267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97984">
                <text:p>2.979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93114">
                <text:p>2.931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30003">
                <text:p>3.30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9981">
                <text:p>2.99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79844">
                <text:p>2.798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92262">
                <text:p>2.922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73878">
                <text:p>2.738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.72661">
                <text:p>2.726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8177">
                <text:p>3.281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30368">
                <text:p>3.303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0261">
                <text:p>3.02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31586">
                <text:p>3.31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0263">
                <text:p>3.202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78018">
                <text:p>2.78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34873">
                <text:p>3.348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25742">
                <text:p>3.257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84348">
                <text:p>2.843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0748">
                <text:p>3.07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11132">
                <text:p>3.111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72296">
                <text:p>2.72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93723">
                <text:p>2.937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91653">
                <text:p>2.916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90679">
                <text:p>2.906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95305">
                <text:p>2.953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1603">
                <text:p>3.216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03219">
                <text:p>3.032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91531">
                <text:p>2.91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6922">
                <text:p>2.76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9479">
                <text:p>2.794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88488">
                <text:p>2.884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73878">
                <text:p>2.738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97253">
                <text:p>2.972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.90801">
                <text:p>2.908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26229">
                <text:p>3.262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13202">
                <text:p>3.132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89949">
                <text:p>2.899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88001">
                <text:p>2.88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6574">
                <text:p>2.665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0468">
                <text:p>3.04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96401">
                <text:p>2.964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76557">
                <text:p>2.765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19533">
                <text:p>3.195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20385">
                <text:p>3.203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9007">
                <text:p>2.90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04436">
                <text:p>3.04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06871">
                <text:p>3.068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8167">
                <text:p>2.81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11376">
                <text:p>3.113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11254">
                <text:p>3.112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3329">
                <text:p>3.33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96158">
                <text:p>2.961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23916">
                <text:p>3.239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96645">
                <text:p>2.966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9701">
                <text:p>2.970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89218">
                <text:p>2.892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76557">
                <text:p>2.765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2355">
                <text:p>3.23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98714">
                <text:p>2.987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93236">
                <text:p>2.93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91897">
                <text:p>2.918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1442">
                <text:p>3.14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05897">
                <text:p>3.058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78505">
                <text:p>2.785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01515">
                <text:p>3.015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05045">
                <text:p>3.050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84348">
                <text:p>2.843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03341">
                <text:p>3.033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12959">
                <text:p>3.129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1393">
                <text:p>3.013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82766">
                <text:p>2.827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80087">
                <text:p>2.800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02245">
                <text:p>3.022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96279">
                <text:p>2.962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91775">
                <text:p>2.917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10645">
                <text:p>3.106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2887">
                <text:p>2.828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21481">
                <text:p>3.214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78261">
                <text:p>2.782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9214">
                <text:p>2.9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14663">
                <text:p>3.146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83861">
                <text:p>2.838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85566">
                <text:p>2.8556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92871">
                <text:p>2.928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98836">
                <text:p>2.988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29394">
                <text:p>3.293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99201">
                <text:p>2.992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03949">
                <text:p>3.039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77531">
                <text:p>2.775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541">
                <text:p>3.05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99445">
                <text:p>2.994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95914">
                <text:p>2.959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95062">
                <text:p>2.950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6296">
                <text:p>2.862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9494">
                <text:p>2.94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3122">
                <text:p>3.31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03341">
                <text:p>3.033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24159">
                <text:p>3.241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02488">
                <text:p>3.024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13811">
                <text:p>3.138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94575">
                <text:p>2.945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11985">
                <text:p>3.119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79966">
                <text:p>2.799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21237">
                <text:p>3.212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01636">
                <text:p>3.016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76557">
                <text:p>2.765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473">
                <text:p>2.74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32316">
                <text:p>3.323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4453">
                <text:p>2.9445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92627">
                <text:p>2.926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84105">
                <text:p>2.841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0175">
                <text:p>3.001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93358">
                <text:p>2.933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74487">
                <text:p>2.744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96523">
                <text:p>2.96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89949">
                <text:p>2.899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89096">
                <text:p>2.890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06019">
                <text:p>3.060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97619">
                <text:p>2.976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01271">
                <text:p>3.012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07115">
                <text:p>3.071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90436">
                <text:p>2.904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16002">
                <text:p>3.160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95671">
                <text:p>2.956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91288">
                <text:p>2.912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88488">
                <text:p>2.884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81913">
                <text:p>2.819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20263">
                <text:p>3.202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92749">
                <text:p>2.9274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4315">
                <text:p>3.043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02001">
                <text:p>3.020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96036">
                <text:p>2.960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473">
                <text:p>2.74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3706">
                <text:p>3.037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88488">
                <text:p>2.884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9898">
                <text:p>3.198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94818">
                <text:p>2.948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84714">
                <text:p>2.847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93845">
                <text:p>2.938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93966">
                <text:p>2.939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95184">
                <text:p>2.951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01028">
                <text:p>3.010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3479">
                <text:p>2.9347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96888">
                <text:p>2.9688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90557">
                <text:p>2.905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24524">
                <text:p>3.245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9774">
                <text:p>2.97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3635">
                <text:p>2.736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97132">
                <text:p>2.971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3584">
                <text:p>3.035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92018">
                <text:p>2.92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94697">
                <text:p>2.946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00419">
                <text:p>3.004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8748">
                <text:p>2.787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00297">
                <text:p>3.002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98471">
                <text:p>2.984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26959">
                <text:p>3.269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75461">
                <text:p>2.754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9421">
                <text:p>2.94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98958">
                <text:p>2.989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01149">
                <text:p>3.011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90314">
                <text:p>2.903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05045">
                <text:p>3.050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29029">
                <text:p>3.290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2367">
                <text:p>3.0236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99323">
                <text:p>2.993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77652">
                <text:p>2.776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37795">
                <text:p>3.377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07237">
                <text:p>3.072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24281">
                <text:p>3.242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98227">
                <text:p>2.982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78383">
                <text:p>2.783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1235">
                <text:p>3.12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8374">
                <text:p>2.83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02123">
                <text:p>3.021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17707">
                <text:p>3.177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91288">
                <text:p>2.912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77896">
                <text:p>2.778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00906">
                <text:p>3.009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10037">
                <text:p>3.100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97375">
                <text:p>2.97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79966">
                <text:p>2.799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09063">
                <text:p>3.090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4071">
                <text:p>3.040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80209">
                <text:p>2.802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75096">
                <text:p>2.750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03341">
                <text:p>3.033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9688">
                <text:p>2.996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04558">
                <text:p>3.045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81061">
                <text:p>2.810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7887">
                <text:p>2.78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03097">
                <text:p>3.030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03462">
                <text:p>3.034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06141">
                <text:p>3.061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98593">
                <text:p>2.985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02732">
                <text:p>3.027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95427">
                <text:p>2.954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0453">
                <text:p>2.804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26959">
                <text:p>3.26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91044">
                <text:p>2.910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16733">
                <text:p>3.167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99932">
                <text:p>2.999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23063">
                <text:p>3.230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77409">
                <text:p>2.774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188">
                <text:p>3.01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1818">
                <text:p>1.218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1331">
                <text:p>1.213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9626">
                <text:p>1.196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5244">
                <text:p>1.152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2061">
                <text:p>1.220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7783">
                <text:p>1.277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0357">
                <text:p>1.203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7922">
                <text:p>1.179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6826">
                <text:p>1.168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0844">
                <text:p>1.208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194">
                <text:p>1.21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3766">
                <text:p>1.237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20844">
                <text:p>1.208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16218">
                <text:p>1.162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24983">
                <text:p>1.249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8896">
                <text:p>1.188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20844">
                <text:p>1.208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31558">
                <text:p>1.315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23401">
                <text:p>1.234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17435">
                <text:p>1.174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18409">
                <text:p>1.184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2267">
                <text:p>1.22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18044">
                <text:p>1.180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23035">
                <text:p>1.230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18653">
                <text:p>1.186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24131">
                <text:p>1.241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7313">
                <text:p>1.17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6461">
                <text:p>1.164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25105">
                <text:p>1.251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2305">
                <text:p>1.223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6688">
                <text:p>1.266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21818">
                <text:p>1.218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4618">
                <text:p>1.246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4496">
                <text:p>1.244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5714">
                <text:p>1.257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11591">
                <text:p>1.115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2305">
                <text:p>1.223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2792">
                <text:p>1.227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24253">
                <text:p>1.242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2792">
                <text:p>1.227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2267">
                <text:p>1.22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18531">
                <text:p>1.185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28879">
                <text:p>1.288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22427">
                <text:p>1.224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1331">
                <text:p>1.213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29244">
                <text:p>1.292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2061">
                <text:p>1.220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19018">
                <text:p>1.190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16826">
                <text:p>1.1682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6688">
                <text:p>1.266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19139">
                <text:p>1.191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7922">
                <text:p>1.179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19383">
                <text:p>1.193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1453">
                <text:p>1.214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22061">
                <text:p>1.220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19505">
                <text:p>1.195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22548">
                <text:p>1.225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2914">
                <text:p>1.229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9261">
                <text:p>1.192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23888">
                <text:p>1.238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23157">
                <text:p>1.231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21209">
                <text:p>1.2120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24131">
                <text:p>1.241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8774">
                <text:p>1.187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24131">
                <text:p>1.2413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4391">
                <text:p>1.1439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28757">
                <text:p>1.287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20357">
                <text:p>1.203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9626">
                <text:p>1.196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19748">
                <text:p>1.197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20113">
                <text:p>1.201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24983">
                <text:p>1.249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19992">
                <text:p>1.1999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20235">
                <text:p>1.202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8409">
                <text:p>1.184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20966">
                <text:p>1.2096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20479">
                <text:p>1.204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21087">
                <text:p>1.2108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23279">
                <text:p>1.232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21331">
                <text:p>1.213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20722">
                <text:p>1.207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21696">
                <text:p>1.216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8531">
                <text:p>1.18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